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32" manifest:media-type="application/x-openoffice-gdimetafile;windows_formatname=&quot;GDIMetaFile&quot;"/>
  <manifest:file-entry manifest:full-path="ObjectReplacements/Object 2" manifest:media-type="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007cm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2.798cm"/>
    </style:style>
    <style:style style:name="Table1.B" style:family="table-column">
      <style:table-column-properties style:column-width="13.21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a7d7" officeooo:paragraph-rsid="0001a7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text-properties officeooo:rsid="000029e6" officeooo:paragraph-rsid="000029e6"/>
    </style:style>
    <style:style style:name="P5" style:family="paragraph" style:parent-style-name="Standard">
      <style:text-properties officeooo:rsid="0001a7d7" officeooo:paragraph-rsid="0001a7d7"/>
    </style:style>
    <style:style style:name="P6" style:family="paragraph" style:parent-style-name="Text_20_body">
      <style:text-properties officeooo:paragraph-rsid="00031103"/>
    </style:style>
    <style:style style:name="P7" style:family="paragraph" style:parent-style-name="Text_20_body">
      <style:text-properties officeooo:rsid="00031103" officeooo:paragraph-rsid="00031103"/>
    </style:style>
    <style:style style:name="P8" style:family="paragraph" style:parent-style-name="Text_20_body">
      <style:paragraph-properties fo:text-align="center" style:justify-single-word="false"/>
      <style:text-properties officeooo:rsid="00031103" officeooo:paragraph-rsid="00031103"/>
    </style:style>
    <style:style style:name="P9" style:family="paragraph" style:parent-style-name="Text_20_body">
      <style:text-properties officeooo:rsid="0005c284" officeooo:paragraph-rsid="0005c284"/>
    </style:style>
    <style:style style:name="P10" style:family="paragraph" style:parent-style-name="Text_20_body">
      <style:text-properties officeooo:rsid="0005c284" officeooo:paragraph-rsid="000f69de"/>
    </style:style>
    <style:style style:name="P11" style:family="paragraph" style:parent-style-name="Text_20_body">
      <style:text-properties officeooo:rsid="0005dce6" officeooo:paragraph-rsid="0005dce6"/>
    </style:style>
    <style:style style:name="P12" style:family="paragraph" style:parent-style-name="Text_20_body">
      <style:text-properties officeooo:rsid="0005dce6" officeooo:paragraph-rsid="000c35d5"/>
    </style:style>
    <style:style style:name="P13" style:family="paragraph" style:parent-style-name="Text_20_body">
      <style:text-properties officeooo:rsid="000964f9" officeooo:paragraph-rsid="000964f9"/>
    </style:style>
    <style:style style:name="P14" style:family="paragraph" style:parent-style-name="Text_20_body">
      <style:text-properties officeooo:rsid="000da0ef" officeooo:paragraph-rsid="000da0ef"/>
    </style:style>
    <style:style style:name="P15" style:family="paragraph" style:parent-style-name="Text_20_body">
      <style:text-properties officeooo:rsid="000c35d5" officeooo:paragraph-rsid="000c35d5"/>
    </style:style>
    <style:style style:name="P16" style:family="paragraph" style:parent-style-name="Text_20_body">
      <style:text-properties officeooo:rsid="000f69de" officeooo:paragraph-rsid="000f69de"/>
    </style:style>
    <style:style style:name="P17" style:family="paragraph" style:parent-style-name="Text_20_body">
      <style:text-properties officeooo:rsid="00123cef" officeooo:paragraph-rsid="00123cef"/>
    </style:style>
    <style:style style:name="P18" style:family="paragraph" style:parent-style-name="Text_20_body">
      <style:text-properties fo:font-weight="bold" officeooo:rsid="00123cef" officeooo:paragraph-rsid="00123cef" style:font-weight-asian="bold" style:font-weight-complex="bold"/>
    </style:style>
    <style:style style:name="P19" style:family="paragraph" style:parent-style-name="Text_20_body">
      <style:text-properties officeooo:rsid="0013e82f" officeooo:paragraph-rsid="0013e82f"/>
    </style:style>
    <style:style style:name="P20" style:family="paragraph" style:parent-style-name="Text_20_body">
      <style:text-properties officeooo:rsid="0013e82f" officeooo:paragraph-rsid="0019ef5a"/>
    </style:style>
    <style:style style:name="P21" style:family="paragraph" style:parent-style-name="Text_20_body">
      <style:text-properties officeooo:rsid="0013e82f" officeooo:paragraph-rsid="001afd47"/>
    </style:style>
    <style:style style:name="P22" style:family="paragraph" style:parent-style-name="Text_20_body">
      <style:text-properties officeooo:rsid="0013e82f" officeooo:paragraph-rsid="001fcf2a"/>
    </style:style>
    <style:style style:name="P23" style:family="paragraph" style:parent-style-name="Text_20_body">
      <style:text-properties officeooo:rsid="0013e82f" officeooo:paragraph-rsid="002c54f8"/>
    </style:style>
    <style:style style:name="P24" style:family="paragraph" style:parent-style-name="Text_20_body">
      <style:text-properties officeooo:rsid="0013e82f" officeooo:paragraph-rsid="002dd176"/>
    </style:style>
    <style:style style:name="P25" style:family="paragraph" style:parent-style-name="Text_20_body">
      <style:text-properties officeooo:rsid="00149975" officeooo:paragraph-rsid="00149975"/>
    </style:style>
    <style:style style:name="P26" style:family="paragraph" style:parent-style-name="Text_20_body">
      <style:text-properties officeooo:rsid="00163f59" officeooo:paragraph-rsid="00163f59"/>
    </style:style>
    <style:style style:name="P27" style:family="paragraph" style:parent-style-name="Text_20_body">
      <style:text-properties officeooo:rsid="0013a9b7" officeooo:paragraph-rsid="0019ef5a"/>
    </style:style>
    <style:style style:name="P28" style:family="paragraph" style:parent-style-name="Text_20_body">
      <style:text-properties officeooo:rsid="001a1365" officeooo:paragraph-rsid="001a1365"/>
    </style:style>
    <style:style style:name="P29" style:family="paragraph" style:parent-style-name="Text_20_body">
      <style:text-properties officeooo:rsid="001a1365" officeooo:paragraph-rsid="002c54f8"/>
    </style:style>
    <style:style style:name="P30" style:family="paragraph" style:parent-style-name="Text_20_body">
      <style:text-properties officeooo:rsid="001afd47" officeooo:paragraph-rsid="001afd47"/>
    </style:style>
    <style:style style:name="P31" style:family="paragraph" style:parent-style-name="Text_20_body">
      <style:text-properties officeooo:rsid="001afd47" officeooo:paragraph-rsid="002dd176"/>
    </style:style>
    <style:style style:name="P32" style:family="paragraph" style:parent-style-name="Text_20_body">
      <style:text-properties officeooo:rsid="001fcf2a" officeooo:paragraph-rsid="001fcf2a"/>
    </style:style>
    <style:style style:name="P33" style:family="paragraph" style:parent-style-name="Text_20_body">
      <style:text-properties officeooo:rsid="001fcf2a" officeooo:paragraph-rsid="0020c504"/>
    </style:style>
    <style:style style:name="P34" style:family="paragraph" style:parent-style-name="Text_20_body">
      <style:text-properties officeooo:rsid="00249442" officeooo:paragraph-rsid="00249442"/>
    </style:style>
    <style:style style:name="P35" style:family="paragraph" style:parent-style-name="Text_20_body">
      <style:text-properties officeooo:rsid="0025ba31" officeooo:paragraph-rsid="0025ba31"/>
    </style:style>
    <style:style style:name="P36" style:family="paragraph" style:parent-style-name="Text_20_body">
      <style:text-properties officeooo:paragraph-rsid="002c54f8"/>
    </style:style>
    <style:style style:name="P37" style:family="paragraph" style:parent-style-name="Text_20_body">
      <style:text-properties officeooo:rsid="002dd176" officeooo:paragraph-rsid="002dd176"/>
    </style:style>
    <style:style style:name="P38" style:family="paragraph" style:parent-style-name="Text_20_body">
      <style:text-properties officeooo:rsid="002dd176" officeooo:paragraph-rsid="002f7d7f"/>
    </style:style>
    <style:style style:name="P39" style:family="paragraph" style:parent-style-name="Text_20_body">
      <style:text-properties officeooo:rsid="002f7d7f" officeooo:paragraph-rsid="002f7d7f"/>
    </style:style>
    <style:style style:name="P40" style:family="paragraph" style:parent-style-name="Text_20_body">
      <style:text-properties officeooo:rsid="003118c4" officeooo:paragraph-rsid="003118c4"/>
    </style:style>
    <style:style style:name="P41" style:family="paragraph" style:parent-style-name="Text_20_body">
      <style:paragraph-properties fo:break-before="page"/>
      <style:text-properties officeooo:rsid="0005dce6" officeooo:paragraph-rsid="0005dce6"/>
    </style:style>
    <style:style style:name="P42" style:family="paragraph" style:parent-style-name="Illustration_20_Index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3" style:family="paragraph" style:parent-style-name="Illustration">
      <style:text-properties officeooo:paragraph-rsid="002af910"/>
    </style:style>
    <style:style style:name="P44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5" style:family="paragraph" style:parent-style-name="Contents_20_3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7" style:family="paragraph" style:parent-style-name="Heading_20_1">
      <style:text-properties officeooo:rsid="00031103" officeooo:paragraph-rsid="00031103"/>
    </style:style>
    <style:style style:name="P48" style:family="paragraph" style:parent-style-name="Heading_20_1">
      <style:paragraph-properties fo:break-before="page"/>
    </style:style>
    <style:style style:name="P49" style:family="paragraph" style:parent-style-name="Heading_20_2">
      <style:text-properties officeooo:rsid="00163f59" officeooo:paragraph-rsid="002c54f8"/>
    </style:style>
    <style:style style:name="P50" style:family="paragraph" style:parent-style-name="Heading_20_2">
      <style:paragraph-properties fo:break-before="page"/>
    </style:style>
    <style:style style:name="P51" style:family="paragraph" style:parent-style-name="Heading_20_2">
      <style:paragraph-properties fo:break-before="page"/>
      <style:text-properties officeooo:paragraph-rsid="000f69de"/>
    </style:style>
    <style:style style:name="P52" style:family="paragraph" style:parent-style-name="Heading_20_3">
      <style:text-properties officeooo:rsid="000964f9" officeooo:paragraph-rsid="000964f9"/>
    </style:style>
    <style:style style:name="P53" style:family="paragraph" style:parent-style-name="Heading_20_3">
      <style:text-properties officeooo:rsid="000964f9" officeooo:paragraph-rsid="000c35d5"/>
    </style:style>
    <style:style style:name="P54" style:family="paragraph" style:parent-style-name="Heading_20_3">
      <style:text-properties officeooo:rsid="000c35d5" officeooo:paragraph-rsid="000c35d5"/>
    </style:style>
    <style:style style:name="P55" style:family="paragraph" style:parent-style-name="Heading_20_3">
      <style:text-properties officeooo:rsid="0036748c"/>
    </style:style>
    <style:style style:name="P56" style:family="paragraph" style:parent-style-name="Text_20_body" style:list-style-name="L1">
      <style:text-properties officeooo:rsid="00123cef" officeooo:paragraph-rsid="00123cef"/>
    </style:style>
    <style:style style:name="P57" style:family="paragraph" style:parent-style-name="Text_20_body">
      <style:text-properties officeooo:rsid="002dd176" officeooo:paragraph-rsid="002dd176"/>
    </style:style>
    <style:style style:name="P58" style:family="paragraph" style:parent-style-name="Text_20_body">
      <style:text-properties officeooo:rsid="0036748c" officeooo:paragraph-rsid="0036748c"/>
    </style:style>
    <style:style style:name="T1" style:family="text">
      <style:text-properties officeooo:rsid="000029e6"/>
    </style:style>
    <style:style style:name="T2" style:family="text">
      <style:text-properties officeooo:rsid="00031103"/>
    </style:style>
    <style:style style:name="T3" style:family="text">
      <style:text-properties officeooo:rsid="0005dce6"/>
    </style:style>
    <style:style style:name="T4" style:family="text">
      <style:text-properties officeooo:rsid="0006f8f2"/>
    </style:style>
    <style:style style:name="T5" style:family="text">
      <style:text-properties text:display="none"/>
    </style:style>
    <style:style style:name="T6" style:family="text">
      <style:text-properties officeooo:rsid="000c35d5"/>
    </style:style>
    <style:style style:name="T7" style:family="text">
      <style:text-properties officeooo:rsid="000f69d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13e82f"/>
    </style:style>
    <style:style style:name="T10" style:family="text">
      <style:text-properties officeooo:rsid="001afd47"/>
    </style:style>
    <style:style style:name="T11" style:family="text">
      <style:text-properties officeooo:rsid="002dd176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4"><text:a xlink:type="simple" xlink:href="#__RefHeading___Toc182_507706319" text:style-name="Index_20_Link" text:visited-style-name="Index_20_Link"><text:s/>1 <text:s/>Modelo Dinámico<text:tab/>1</text:a></text:p>
          <text:p text:style-name="P44"><text:a xlink:type="simple" xlink:href="#__RefHeading___Toc184_507706319" text:style-name="Index_20_Link" text:visited-style-name="Index_20_Link"><text:s/>2 <text:s/>Control modelo de segundo orden<text:tab/>2</text:a></text:p>
          <text:p text:style-name="P46"><text:a xlink:type="simple" xlink:href="#__RefHeading___Toc186_507706319" text:style-name="Index_20_Link" text:visited-style-name="Index_20_Link"><text:s/>2.1 <text:s/>Control Sliding<text:tab/>2</text:a></text:p>
          <text:p text:style-name="P46"><text:a xlink:type="simple" xlink:href="#__RefHeading___Toc227_1503065877" text:style-name="Index_20_Link" text:visited-style-name="Index_20_Link"><text:s/>2.2 <text:s/>Resultados<text:tab/>4</text:a></text:p>
          <text:p text:style-name="P45"><text:a xlink:type="simple" xlink:href="#__RefHeading___Toc255_1692739703" text:style-name="Index_20_Link" text:visited-style-name="Index_20_Link"><text:s/>2.2.1 <text:s/>script python uav_z<text:tab/>4</text:a></text:p>
          <text:p text:style-name="P45"><text:a xlink:type="simple" xlink:href="#__RefHeading___Toc229_1503065877" text:style-name="Index_20_Link" text:visited-style-name="Index_20_Link"><text:s/>2.2.2 <text:s/>K=1<text:tab/>4</text:a></text:p>
          <text:p text:style-name="P45"><text:a xlink:type="simple" xlink:href="#__RefHeading___Toc257_1692739703" text:style-name="Index_20_Link" text:visited-style-name="Index_20_Link"><text:s/>2.2.3 <text:s/>K=4<text:tab/>6</text:a></text:p>
          <text:p text:style-name="P45"><text:a xlink:type="simple" xlink:href="#__RefHeading___Toc259_1692739703" text:style-name="Index_20_Link" text:visited-style-name="Index_20_Link"><text:s/>2.2.4 <text:s/>Observaciones<text:tab/>7</text:a></text:p>
          <text:p text:style-name="P46"><text:a xlink:type="simple" xlink:href="#__RefHeading___Toc375_1672089833" text:style-name="Index_20_Link" text:visited-style-name="Index_20_Link"><text:s/>2.3 <text:s/>Control switch con recta en el origen<text:tab/>8</text:a></text:p>
          <text:p text:style-name="P45"><text:a xlink:type="simple" xlink:href="#__RefHeading___Toc588_449286029" text:style-name="Index_20_Link" text:visited-style-name="Index_20_Link"><text:s/>2.3.1 <text:s/>Obtención de los puntos de corte<text:tab/>8</text:a></text:p>
          <text:p text:style-name="P45"><text:a xlink:type="simple" xlink:href="#__RefHeading___Toc377_1672089833" text:style-name="Index_20_Link" text:visited-style-name="Index_20_Link"><text:s/>2.3.2 <text:s/>Test<text:tab/>10</text:a></text:p>
          <text:p text:style-name="P44"><text:a xlink:type="simple" xlink:href="#__RefHeading___Toc491_3469834798" text:style-name="Index_20_Link" text:visited-style-name="Index_20_Link"><text:s/>3 <text:s/>Convergencia control discreto<text:tab/>12</text:a></text:p>
          <text:p text:style-name="P46"><text:a xlink:type="simple" xlink:href="#__RefHeading___Toc590_449286029" text:style-name="Index_20_Link" text:visited-style-name="Index_20_Link"><text:s/>3.1 <text:s/>Velocidad final cero<text:tab/>12</text:a></text:p>
          <text:p text:style-name="P46"><text:a xlink:type="simple" xlink:href="#__RefHeading___Toc676_2928210848" text:style-name="Index_20_Link" text:visited-style-name="Index_20_Link"><text:s/>3.2 <text:s/>Velocidad final distinta de cero<text:tab/>13</text:a></text:p>
          <text:p text:style-name="P45"><text:a xlink:type="simple" xlink:href="#__RefHeading___Toc678_2928210848" text:style-name="Index_20_Link" text:visited-style-name="Index_20_Link"><text:s/>3.2.1 <text:s/>Obteción de la distancia e_p para que la aceleracion sea maxima.<text:tab/>14</text:a></text:p>
        </text:index-body>
      </text:table-of-content>
      <text:p text:style-name="Standard"/>
      <text:illustration-index text:style-name="Sect1" text:protected="true" text:name="Illustration Index1">
        <text:illustration-index-source text:caption-sequence-name="Illustration" text:caption-sequence-format="text">
          <text:index-title-template text:style-name="Illustration_20_Index_20_Heading">Illustration Index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Illustration Index1_Head">
            <text:p text:style-name="Illustration_20_Index_20_Heading">Illustration Index</text:p>
          </text:index-title>
          <text:p text:style-name="P42"><text:s/>Illustration 1: Evolucion de la posicion desde 1m inicial<text:tab/>4</text:p>
          <text:p text:style-name="P42"><text:s/>Illustration 2: Evolucion de la velocidad<text:tab/>4</text:p>
          <text:p text:style-name="P42"><text:s/>Illustration 3: Evolucion de la aceleracion (entrada al sistema)<text:tab/>5</text:p>
          <text:p text:style-name="P42"><text:s/>Illustration 4: Evolucion de la posicion desde 1m inicial<text:tab/>6</text:p>
          <text:p text:style-name="P42"><text:s/>Illustration 5: Evolucion de la velocidad<text:tab/>6</text:p>
          <text:p text:style-name="P42"><text:s/>Illustration 6: Evolucion de la aceleracion (entrada al sistema)<text:tab/>7</text:p>
          <text:p text:style-name="P42"><text:s/>Illustration 7: diagrama de fases poscion-velocidad<text:tab/>8</text:p>
          <text:p text:style-name="P42"><text:s/>Illustration 8 Curvas de aceleracion<text:tab/>9</text:p>
        </text:index-body>
      </text:illustration-index>
      <text:p text:style-name="Standard"/>
      <text:h text:style-name="Heading_20_1" text:outline-level="1"><text:bookmark-start text:name="__RefHeading___Toc182_507706319"/>Modelo <text:span text:style-name="T1">Dinámico</text:span><text:bookmark-end text:name="__RefHeading___Toc182_507706319"/></text:h>
      <text:p text:style-name="P4">Las ecuaciones dinámicas que definen el modelo son las siguienes:</text:p>
      <text:p text:style-name="P4"/>
      <text:p text:style-name="P4"><text:soft-page-break/><draw:frame draw:style-name="fr5" draw:name="Object2" text:anchor-type="as-char" svg:y="-1.829cm" svg:width="1.568cm" svg:height="3.572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5">con</text:p>
      <table:table table:name="Table1" table:style-name="Table1" table:template-name="Default Style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5" draw:name="Object3" text:anchor-type="as-char" svg:y="-0.377cm" svg:width="0.914cm" svg:height="0.467cm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1.B1" office:value-type="string">
            <text:p text:style-name="P3">Posicion y velocidad eje z, resp.</text:p>
          </table:table-cell>
        </table:table-row>
        <table:table-row table:style-name="Table1.2">
          <table:table-cell table:style-name="Table1.A2" office:value-type="string">
            <text:p text:style-name="P1"><draw:frame draw:style-name="fr5" draw:name="Object4" text:anchor-type="as-char" svg:y="-0.377cm" svg:width="0.84cm" svg:height="0.467cm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  <table:table-cell table:style-name="Table1.B2" office:value-type="string">
            <text:p text:style-name="P3">Velocidad ejes cuerpo: ejes x, y, resp.</text:p>
          </table:table-cell>
        </table:table-row>
        <table:table-row>
          <table:table-cell table:style-name="Table1.A2" office:value-type="string">
            <text:p text:style-name="P1"><draw:frame draw:style-name="fr5" draw:name="Object5" text:anchor-type="as-char" svg:y="-0.377cm" svg:width="0.549cm" svg:height="0.531cm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  <table:table-cell table:style-name="Table1.B2" office:value-type="string">
            <text:p text:style-name="P3">Variables de entrada al modelo:acceleración lineal eje x</text:p>
          </table:table-cell>
        </table:table-row>
        <table:table-row>
          <table:table-cell table:style-name="Table1.A2" office:value-type="string">
            <text:p text:style-name="P1"><draw:frame draw:style-name="fr5" draw:name="Object6" text:anchor-type="as-char" svg:y="-0.377cm" svg:width="0.55cm" svg:height="0.531cm" draw:z-index="4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  <table:table-cell table:style-name="Table1.B2" office:value-type="string">
            <text:p text:style-name="P3">Variables de entrada al modelo:acceleración lineal eje y</text:p>
          </table:table-cell>
        </table:table-row>
        <table:table-row>
          <table:table-cell table:style-name="Table1.A2" office:value-type="string">
            <text:p text:style-name="P1"><draw:frame draw:style-name="fr5" draw:name="Object7" text:anchor-type="as-char" svg:y="-0.377cm" svg:width="0.603cm" svg:height="0.531cm" draw:z-index="5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  <table:table-cell table:style-name="Table1.B2" office:value-type="string">
            <text:p text:style-name="P3">Variables de entrada al modelo:acceleración lineal eje z</text:p>
          </table:table-cell>
        </table:table-row>
        <table:table-row>
          <table:table-cell table:style-name="Table1.A2" office:value-type="string">
            <text:p text:style-name="P1"><draw:frame draw:style-name="fr5" draw:name="Object8" text:anchor-type="as-char" svg:y="-0.377cm" svg:width="0.533cm" svg:height="0.531cm" draw:z-index="6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  <table:table-cell table:style-name="Table1.B2" office:value-type="string">
            <text:p text:style-name="P3">Variables de entrada al modelo:acceleración angular eje z</text:p>
          </table:table-cell>
        </table:table-row>
      </table:table>
      <text:p text:style-name="P5"/>
      <text:p text:style-name="P5"/>
      <text:h text:style-name="P47" text:outline-level="1"><text:bookmark-start text:name="__RefHeading___Toc184_507706319"/>Control modelo de segundo orden<text:bookmark-end text:name="__RefHeading___Toc184_507706319"/></text:h>
      <text:p text:style-name="P7">Para el sistema de segundo orden:</text:p>
      <text:p text:style-name="P6"><draw:frame draw:style-name="fr5" draw:name="Object9" text:anchor-type="as-char" svg:y="-0.619cm" svg:width="1.568cm" svg:height="1.152cm" draw:z-index="7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7">se quiere realizar un control para llevar <draw:frame draw:style-name="fr5" draw:name="Object1" text:anchor-type="as-char" svg:y="-0.377cm" svg:width="0.406cm" svg:height="0.467cm" draw:z-index="8"><draw:object xlink:href="./Object 1" xlink:type="simple" xlink:show="embed" xlink:actuate="onLoad"/><draw:image xlink:href="./ObjectReplacements/Object 1" xlink:type="simple" xlink:show="embed" xlink:actuate="onLoad"/><svg:desc>formula</svg:desc></draw:frame>a un valor requerido <draw:frame draw:style-name="fr5" draw:name="Object10" text:anchor-type="as-char" svg:y="-0.377cm" svg:width="0.743cm" svg:height="0.531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text:s/>de forma que la velocidad y la aceleracion estén limitadas</text:p>
      <text:p text:style-name="P8"><draw:frame draw:style-name="fr5" draw:name="Object11" text:anchor-type="as-char" svg:y="-0.614cm" svg:width="1.729cm" svg:height="1.08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h text:style-name="Heading_20_2" text:outline-level="2"><text:bookmark-start text:name="__RefHeading___Toc186_507706319"/>Control Sliding<text:bookmark-end text:name="__RefHeading___Toc186_507706319"/></text:h>
      <text:p text:style-name="P9">Sea <text:span text:style-name="T4">el error de posicion</text:span></text:p>
      <text:p text:style-name="P9"><draw:frame draw:style-name="fr5" draw:name="Object12" text:anchor-type="as-char" svg:y="-0.377cm" svg:width="1.861cm" svg:height="0.531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9">derivando</text:p>
      <text:p text:style-name="P9"><draw:frame draw:style-name="fr5" draw:name="Object13" text:anchor-type="as-char" svg:y="-0.443cm" svg:width="4.022cm" svg:height="0.596cm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, <text:span text:style-name="T4">considerando que el destino tiene velocidad cero</text:span></text:p>
      <text:p text:style-name="P9"><draw:frame draw:style-name="fr5" draw:name="Object26" text:anchor-type="as-char" svg:y="-0.443cm" svg:width="3.126cm" svg:height="0.596cm" draw:z-index="35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9">Si <text:span text:style-name="T2"><draw:frame draw:style-name="fr5" draw:name="Object14" text:anchor-type="as-char" svg:y="-0.377cm" svg:width="0.512cm" svg:height="0.467cm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2"><text:s/></text:span>se considera como variable virtual de control del sistema </text:p>
      <text:p text:style-name="P9"><draw:frame draw:style-name="fr5" draw:name="Object15" text:anchor-type="as-char" svg:y="-0.443cm" svg:width="2.267cm" svg:height="0.596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9">de forma que el sistema <draw:frame draw:style-name="fr5" draw:name="Object16" text:anchor-type="as-char" svg:y="-0.443cm" svg:width="1.977cm" svg:height="0.534cm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sea estable, <text:span text:style-name="T3">K positiva,</text:span> se tiene:</text:p>
      <text:p text:style-name="P9"><text:soft-page-break/><draw:frame draw:style-name="fr5" draw:name="Object17" text:anchor-type="as-char" svg:y="-0.443cm" svg:width="2.701cm" svg:height="0.596cm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9">llamando a la variable <draw:frame draw:style-name="fr5" draw:name="Object18" text:anchor-type="as-char" svg:y="-0.226cm" svg:width="0.543cm" svg:height="0.25cm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9"><draw:frame draw:style-name="fr5" draw:name="Object19" text:anchor-type="as-char" svg:y="-0.443cm" svg:width="2.99cm" svg:height="0.596cm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11">En discreto</text:p>
      <text:p text:style-name="P11"><draw:frame draw:style-name="fr5" draw:name="Object20" text:anchor-type="as-char" svg:y="-0.443cm" svg:width="4.62cm" svg:height="0.596cm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11">para el siguiente instante de tiempo se tiene:</text:p>
      <text:p text:style-name="P11"><draw:frame draw:style-name="fr5" draw:name="Object21" text:anchor-type="as-char" svg:y="-0.443cm" svg:width="6.122cm" svg:height="0.596cm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11">y sustituyendo</text:p>
      <text:p text:style-name="P11"><draw:frame draw:style-name="fr5" draw:name="Object22" text:anchor-type="as-char" svg:y="-0.443cm" svg:width="9.379cm" svg:height="0.596cm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11">e igulando a cero, y despejando la variable de control <draw:frame draw:style-name="fr5" draw:name="Object25" text:anchor-type="as-char" svg:y="-0.377cm" svg:width="0.603cm" svg:height="0.531cm" draw:z-index="36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11"><draw:frame draw:style-name="fr5" draw:name="Object23" text:anchor-type="as-char" svg:y="-0.377cm" svg:width="2.159cm" svg:height="0.482cm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11">se tiene</text:p>
      <text:p text:style-name="P11"><draw:frame draw:style-name="fr5" draw:name="Object24" text:anchor-type="as-char" svg:y="-0.386cm" svg:width="5.579cm" svg:height="0.54cm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11"/>
      <text:p text:style-name="P11"/>
      <text:p text:style-name="P11"/>
      <text:h text:style-name="P50" text:outline-level="2"><text:bookmark-start text:name="__RefHeading___Toc227_1503065877"/>Resultados<text:bookmark-end text:name="__RefHeading___Toc227_1503065877"/></text:h>
      <text:p text:style-name="P13">Desde una posicion inicial de 1m y velocidad = 0m/s se muestra la evolucion del sistema usando el control para dos valroes de K</text:p>
      <text:p text:style-name="P14"/>
      <text:h text:style-name="Heading_20_3" text:outline-level="3"><text:bookmark-start text:name="__RefHeading___Toc255_1692739703"/>script python uav_z<text:bookmark-end text:name="__RefHeading___Toc255_1692739703"/></text:h>
      <text:p text:style-name="P14">Se ejecuta el script python uav_z</text:p>
      <text:h text:style-name="P52" text:outline-level="3"><text:bookmark-start text:name="__RefHeading___Toc229_1503065877"/>K=1<text:bookmark-end text:name="__RefHeading___Toc229_1503065877"/></text:h>
      <text:p text:style-name="P11"><draw:frame draw:style-name="fr1" draw:name="Frame1" text:anchor-type="paragraph" svg:width="9.008cm" draw:z-index="24"><draw:text-box fo:min-height="6.756cm"><text:p text:style-name="Illustration"><draw:frame draw:style-name="fr4" draw:name="Image1" text:anchor-type="as-char" svg:width="9.008cm" style:rel-width="100%" svg:height="6.756cm" style:rel-height="scale" draw:z-index="27"><draw:image xlink:href="../figures/test_1_k1.png" xlink:type="simple" xlink:show="embed" xlink:actuate="onLoad" loext:mime-type="image/png"/></draw:frame><text:span text:style-name="T5"><text:line-break/></text:span>Illustration <text:sequence text:ref-name="refIllustration0" text:name="Illustration" text:formula="ooow:Illustration+1" style:num-format="1">1</text:sequence>: Evolucion de la posicion desde 1m inicial </text:p></draw:text-box></draw:frame></text:p>
      <text:p text:style-name="P11"/>
      <text:p text:style-name="P11"><draw:frame draw:style-name="fr1" draw:name="Frame2" text:anchor-type="paragraph" svg:width="9.008cm" draw:z-index="25"><draw:text-box fo:min-height="6.756cm"><text:p text:style-name="Illustration"><draw:frame draw:style-name="fr4" draw:name="Image2" text:anchor-type="as-char" svg:width="9.008cm" style:rel-width="100%" svg:height="6.756cm" style:rel-height="scale" draw:z-index="29"><draw:image xlink:href="../figures/test_2_k1.png" xlink:type="simple" xlink:show="embed" xlink:actuate="onLoad" loext:mime-type="image/png"/></draw:frame><text:span text:style-name="T5"><text:line-break/></text:span>Illustration <text:sequence text:ref-name="refIllustration1" text:name="Illustration" text:formula="ooow:Illustration+1" style:num-format="1">2</text:sequence>: Evolucion de la velocidad</text:p></draw:text-box></draw:frame><text:soft-page-break/></text:p>
      <text:p text:style-name="P11"><draw:frame draw:style-name="fr2" draw:name="Frame3" text:anchor-type="as-char" svg:width="11.598cm" style:rel-width="66%" svg:height="8.698cm" style:rel-height="scale-min" draw:z-index="30"><draw:text-box><text:p text:style-name="Illustration"><draw:frame draw:style-name="fr4" draw:name="Image3" text:anchor-type="as-char" svg:width="11.598cm" style:rel-width="100%" svg:height="8.698cm" style:rel-height="scale" draw:z-index="31"><draw:image xlink:href="../figures/test_3_k1.png" xlink:type="simple" xlink:show="embed" xlink:actuate="onLoad" loext:mime-type="image/png"/></draw:frame><text:span text:style-name="T5"><text:line-break/></text:span>Illustration <text:sequence text:ref-name="refIllustration2" text:name="Illustration" text:formula="ooow:Illustration+1" style:num-format="1">3</text:sequence>: Evolucion de la aceleracion (entrada al sistema)</text:p></draw:text-box></draw:frame></text:p>
      <text:p text:style-name="P11"/>
      <text:p text:style-name="P41"/>
      <text:h text:style-name="P53" text:outline-level="3"><text:bookmark-start text:name="__RefHeading___Toc257_1692739703"/>K=<text:span text:style-name="T6">4</text:span><text:bookmark-end text:name="__RefHeading___Toc257_1692739703"/></text:h>
      <text:p text:style-name="P12"><draw:frame draw:style-name="fr1" draw:name="Frame5" text:anchor-type="paragraph" svg:width="9.008cm" draw:z-index="26"><draw:text-box fo:min-height="6.756cm"><text:p text:style-name="Illustration"><draw:frame draw:style-name="fr4" draw:name="Image5" text:anchor-type="as-char" svg:width="9.008cm" style:rel-width="100%" svg:height="6.756cm" style:rel-height="scale" draw:z-index="37"><draw:image xlink:href="../figures/test_1_k4.png" xlink:type="simple" xlink:show="embed" xlink:actuate="onLoad" loext:mime-type="image/png"/></draw:frame><text:span text:style-name="T5"><text:line-break/></text:span>Illustration <text:sequence text:ref-name="refIllustration3" text:name="Illustration" text:formula="ooow:Illustration+1" style:num-format="1">4</text:sequence>: Evolucion de la posicion desde 1m inicial </text:p></draw:text-box></draw:frame></text:p>
      <text:p text:style-name="P12"/>
      <text:p text:style-name="P12"><draw:frame draw:style-name="fr1" draw:name="Frame6" text:anchor-type="paragraph" svg:width="9.008cm" draw:z-index="28"><draw:text-box fo:min-height="6.756cm"><text:p text:style-name="Illustration"><draw:frame draw:style-name="fr4" draw:name="Image6" text:anchor-type="as-char" svg:width="9.008cm" style:rel-width="100%" svg:height="6.756cm" style:rel-height="scale" draw:z-index="42"><draw:image xlink:href="../figures/test_2_k4.png" xlink:type="simple" xlink:show="embed" xlink:actuate="onLoad" loext:mime-type="image/png"/></draw:frame><text:span text:style-name="T5"><text:line-break/></text:span>Illustration <text:sequence text:ref-name="refIllustration4" text:name="Illustration" text:formula="ooow:Illustration+1" style:num-format="1">5</text:sequence>: Evolucion de la velocidad</text:p></draw:text-box></draw:frame></text:p>
      <text:p text:style-name="P12"><text:soft-page-break/><draw:frame draw:style-name="fr2" draw:name="Frame4" text:anchor-type="as-char" svg:width="11.598cm" style:rel-width="66%" svg:height="8.698cm" style:rel-height="scale-min" draw:z-index="32"><draw:text-box><text:p text:style-name="Illustration"><draw:frame draw:style-name="fr4" draw:name="Image4" text:anchor-type="as-char" svg:width="11.598cm" style:rel-width="100%" svg:height="8.698cm" style:rel-height="scale" draw:z-index="33"><draw:image xlink:href="../figures/test_3_k4.png" xlink:type="simple" xlink:show="embed" xlink:actuate="onLoad" loext:mime-type="image/png"/></draw:frame><text:span text:style-name="T5"><text:line-break/></text:span>Illustration <text:sequence text:ref-name="refIllustration5" text:name="Illustration" text:formula="ooow:Illustration+1" style:num-format="1">6</text:sequence>: Evolucion de la aceleracion (entrada al sistema)</text:p></draw:text-box></draw:frame></text:p>
      <text:p text:style-name="P12"/>
      <text:h text:style-name="P54" text:outline-level="3"><text:bookmark-start text:name="__RefHeading___Toc259_1692739703"/>Observaciones<text:bookmark-end text:name="__RefHeading___Toc259_1692739703"/></text:h>
      <text:p text:style-name="P15">Para K=4 se observan oscilaciones en posicion y velocidad. La aceleración está saturando a +/- el valor máximo.</text:p>
      <text:p text:style-name="P15"/>
      <text:h text:style-name="P51" text:outline-level="2"><text:bookmark-start text:name="__RefHeading___Toc375_1672089833"/>Control <text:span text:style-name="T7">switch con recta en el origen</text:span><text:bookmark-end text:name="__RefHeading___Toc375_1672089833"/></text:h>
      <text:p text:style-name="P17">En un diagrama de phses (posicion-velocidad) se distinguen dos zonas:</text:p>
      <text:list xml:id="list2744947095" text:style-name="L1">
        <text:list-item>
          <text:p text:style-name="P56">una parte recta en el origen (<text:span text:style-name="T8">r</text:span>)</text:p>
        </text:list-item>
        <text:list-item>
          <text:p text:style-name="P56">una parte parabolica (<text:span text:style-name="T8">SI</text:span>)</text:p>
        </text:list-item>
      </text:list>
      <text:p text:style-name="P17">que son tangentes en el punto con posicion <text:span text:style-name="T8">x0</text:span></text:p>
      <text:p text:style-name="P18"/>
      <text:p text:style-name="P10"><draw:frame draw:style-name="fr3" draw:name="Frame7" text:anchor-type="paragraph" svg:width="15.291cm" draw:z-index="34"><draw:text-box fo:min-height="7.671cm"><text:p text:style-name="Illustration"><draw:frame draw:style-name="fr4" draw:name="Image11" text:anchor-type="as-char" svg:width="15.291cm" style:rel-width="100%" svg:height="7.671cm" style:rel-height="scale" draw:z-index="43"><draw:image xlink:href="../figures/draw_1.png" xlink:type="simple" xlink:show="embed" xlink:actuate="onLoad" loext:mime-type="image/png"/></draw:frame><text:span text:style-name="T5"><text:line-break/></text:span>Illustration <text:sequence text:ref-name="refIllustration6" text:name="Illustration" text:formula="ooow:Illustration+1" style:num-format="1">7</text:sequence>: diagrama de fases poscion-velocidad </text:p></draw:text-box></draw:frame></text:p>
      <text:h text:style-name="Heading_20_3" text:outline-level="3"><text:bookmark-start text:name="__RefHeading___Toc588_449286029"/>Obtención de los puntos de corte<text:bookmark-end text:name="__RefHeading___Toc588_449286029"/></text:h>
      <text:p text:style-name="P34">Para S1 se tienen las siguientes ecuaciones para la posicion y velocidad:</text:p>
      <text:p text:style-name="P34">parametrica en t</text:p>
      <text:p text:style-name="P34"><draw:frame draw:style-name="fr5" draw:name="Object38" text:anchor-type="as-char" svg:y="-0.584cm" svg:width="2.887cm" svg:height="1.016cm" draw:z-index="46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34">Si eliminamos t se tiene:</text:p>
      <text:p text:style-name="P34"><draw:frame draw:style-name="fr5" draw:name="Object43" text:anchor-type="as-char" svg:y="-1.143cm" svg:width="3.154cm" svg:height="2.136cm" draw:z-index="47"><draw:object xlink:href="./Object 43" xlink:type="simple" xlink:show="embed" xlink:actuate="onLoad"/><draw:image xlink:href="./ObjectReplacements/Object 43" xlink:type="simple" xlink:show="embed" xlink:actuate="onLoad"/><svg:desc>formula</svg:desc></draw:frame></text:p>
      <text:p text:style-name="P34">La ecuacion del la recta es de la forma</text:p>
      <text:p text:style-name="P34"><draw:frame draw:style-name="fr5" draw:name="Object41" text:anchor-type="as-char" svg:y="-0.377cm" svg:width="1.716cm" svg:height="0.467cm" draw:z-index="53"><draw:object xlink:href="./Object 41" xlink:type="simple" xlink:show="embed" xlink:actuate="onLoad"/><draw:image xlink:href="./ObjectReplacements/Object 41" xlink:type="simple" xlink:show="embed" xlink:actuate="onLoad"/><svg:desc>formula</svg:desc></draw:frame></text:p>
      <text:p text:style-name="P34">La intersección entre ambos se da cuando se igualan ambas ecuaciones:</text:p>
      <text:p text:style-name="P34"><draw:frame draw:style-name="fr5" draw:name="Object45" text:anchor-type="as-char" svg:y="-0.711cm" svg:width="2.926cm" svg:height="1.088cm" draw:z-index="54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34"><text:soft-page-break/><draw:frame draw:style-name="fr5" draw:name="Object46" text:anchor-type="as-char" svg:y="-0.437cm" svg:width="3.96cm" svg:height="0.557cm" draw:z-index="55"><draw:object xlink:href="./Object 46" xlink:type="simple" xlink:show="embed" xlink:actuate="onLoad"/><draw:image xlink:href="./ObjectReplacements/Object 46" xlink:type="simple" xlink:show="embed" xlink:actuate="onLoad"/><svg:desc>formula</svg:desc></draw:frame></text:p>
      <text:p text:style-name="P34"><draw:frame draw:style-name="fr5" draw:name="Object48" text:anchor-type="as-char" svg:y="-0.437cm" svg:width="4.09cm" svg:height="0.527cm" draw:z-index="57"><draw:object xlink:href="./Object 48" xlink:type="simple" xlink:show="embed" xlink:actuate="onLoad"/><draw:image xlink:href="./ObjectReplacements/Object 48" xlink:type="simple" xlink:show="embed" xlink:actuate="onLoad"/><svg:desc>formula</svg:desc></draw:frame></text:p>
      <text:p text:style-name="P35">Solucion unica cuando se cumple</text:p>
      <text:p text:style-name="P35"><draw:frame draw:style-name="fr5" draw:name="Object47" text:anchor-type="as-char" svg:y="-1.452cm" svg:width="3.826cm" svg:height="2.729cm" draw:z-index="58"><draw:object xlink:href="./Object 47" xlink:type="simple" xlink:show="embed" xlink:actuate="onLoad"/><draw:image xlink:href="./ObjectReplacements/Object 47" xlink:type="simple" xlink:show="embed" xlink:actuate="onLoad"/><svg:desc>formula</svg:desc></draw:frame></text:p>
      <text:p text:style-name="P35">La solucion es:</text:p>
      <text:p text:style-name="P35"><draw:frame draw:style-name="fr5" draw:name="Object49" text:anchor-type="as-char" svg:y="-2.161cm" svg:width="1.854cm" svg:height="4.172cm" draw:z-index="59"><draw:object xlink:href="./Object 49" xlink:type="simple" xlink:show="embed" xlink:actuate="onLoad"/><draw:image xlink:href="./ObjectReplacements/Object 49" xlink:type="simple" xlink:show="embed" xlink:actuate="onLoad"/><svg:desc>formula</svg:desc></draw:frame></text:p>
      <text:p text:style-name="P35"/>
      <text:p text:style-name="P35"><draw:frame draw:style-name="fr2" draw:name="Frame8" text:anchor-type="as-char" svg:width="12.665cm" style:rel-width="72%" svg:height="9.541cm" style:rel-height="scale-min" draw:z-index="60"><draw:text-box><text:p text:style-name="Figure"><draw:frame draw:style-name="fr2" draw:name="Frame9" text:anchor-type="as-char" svg:width="12.665cm" style:rel-width="100%" svg:height="9.541cm" style:rel-height="scale-min" draw:z-index="61"><draw:text-box><text:p text:style-name="P43"><draw:frame draw:style-name="fr4" draw:name="Image12" text:anchor-type="as-char" svg:width="12.665cm" style:rel-width="100%" svg:height="9.541cm" style:rel-height="scale" draw:z-index="62"><draw:image xlink:href="../figures/curvas_U.png" xlink:type="simple" xlink:show="embed" xlink:actuate="onLoad" loext:mime-type="image/png"/></draw:frame><text:span text:style-name="T5"><text:line-break/></text:span>Illustration <text:sequence text:ref-name="refIllustration7" text:name="Illustration" text:formula="ooow:Illustration+1" style:num-format="1">8</text:sequence><text:s/>Curvas de aceleracion</text:p></draw:text-box></draw:frame></text:p></draw:text-box></draw:frame></text:p>
      <text:p text:style-name="P35"/>
      <text:h text:style-name="Heading_20_3" text:outline-level="3"><text:bookmark-start text:name="__RefHeading___Toc377_1672089833"/><text:soft-page-break/>Test<text:bookmark-end text:name="__RefHeading___Toc377_1672089833"/></text:h>
      <text:p text:style-name="P16"><draw:frame draw:style-name="fr4" draw:name="Image7" text:anchor-type="as-char" svg:width="12.721cm" style:rel-width="72%" svg:height="9.539cm" style:rel-height="scale" draw:z-index="38"><draw:image xlink:href="../figures/test_c2_1.png" xlink:type="simple" xlink:show="embed" xlink:actuate="onLoad" loext:mime-type="image/png"/></draw:frame></text:p>
      <text:p text:style-name="P16"/>
      <text:p text:style-name="P16"><draw:frame draw:style-name="fr4" draw:name="Image8" text:anchor-type="as-char" svg:width="12.721cm" style:rel-width="72%" svg:height="9.539cm" style:rel-height="scale" draw:z-index="39"><draw:image xlink:href="../figures/test_c2_2.png" xlink:type="simple" xlink:show="embed" xlink:actuate="onLoad" loext:mime-type="image/png"/></draw:frame></text:p>
      <text:p text:style-name="P16"><text:soft-page-break/><draw:frame draw:style-name="fr4" draw:name="Image9" text:anchor-type="as-char" svg:width="12.721cm" style:rel-width="72%" svg:height="9.539cm" style:rel-height="scale" draw:z-index="40"><draw:image xlink:href="../figures/test_c2_3.png" xlink:type="simple" xlink:show="embed" xlink:actuate="onLoad" loext:mime-type="image/png"/></draw:frame></text:p>
      <text:p text:style-name="P16"/>
      <text:p text:style-name="P16"><draw:frame draw:style-name="fr4" draw:name="Image10" text:anchor-type="as-char" svg:width="12.721cm" style:rel-width="72%" svg:height="9.539cm" style:rel-height="scale" draw:z-index="41"><draw:image xlink:href="../figures/test_c2_4.png" xlink:type="simple" xlink:show="embed" xlink:actuate="onLoad" loext:mime-type="image/png"/></draw:frame></text:p>
      <text:p text:style-name="P16"/>
      <text:h text:style-name="P48" text:outline-level="1"><text:bookmark-start text:name="__RefHeading___Toc491_3469834798"/>Convergencia control discreto<text:bookmark-end text:name="__RefHeading___Toc491_3469834798"/></text:h>
      <text:p text:style-name="P27">Sea el sistema <text:span text:style-name="T9">en continuo</text:span>:</text:p>
      <text:p text:style-name="P27"><draw:frame draw:style-name="fr5" draw:name="Object27" text:anchor-type="as-char" svg:y="-0.619cm" svg:width="1.309cm" svg:height="1.088cm" draw:z-index="63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20">en discreto</text:p>
      <text:p text:style-name="P20"><draw:frame draw:style-name="fr5" draw:name="Object28" text:anchor-type="as-char" svg:y="-0.559cm" svg:width="3.985cm" svg:height="0.982cm" draw:z-index="64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20"/>
      <text:h text:style-name="Heading_20_2" text:outline-level="2"><text:bookmark-start text:name="__RefHeading___Toc590_449286029"/>Velocidad final cero<text:bookmark-end text:name="__RefHeading___Toc590_449286029"/></text:h>
      <text:p text:style-name="P28">Para calcular el control, se define el error e[k] como</text:p>
      <text:p text:style-name="P28"><draw:frame draw:style-name="fr5" draw:name="Object40" text:anchor-type="as-char" svg:y="-0.377cm" svg:width="2.081cm" svg:height="0.482cm" draw:z-index="65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28">en el siguiente instante de tiempo (siguiente muestra)</text:p>
      <text:p text:style-name="P22"><draw:frame draw:style-name="fr5" draw:name="Object29" text:anchor-type="as-char" svg:y="-0.377cm" svg:width="7.01cm" svg:height="0.482cm" draw:z-index="66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22">se define sigma :</text:p>
      <text:p text:style-name="P21"><draw:frame draw:style-name="fr5" draw:name="Object30" text:anchor-type="as-char" svg:y="-1.087cm" svg:width="5.355cm" svg:height="2.036cm" draw:z-index="67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32">con el valor de K</text:p>
      <text:p text:style-name="P33"><draw:frame draw:style-name="fr5" draw:name="Object44" text:anchor-type="as-char" svg:y="-0.386cm" svg:width="2.501cm" svg:height="0.506cm" draw:z-index="68"><draw:object xlink:href="./Object 44" xlink:type="simple" xlink:show="embed" xlink:actuate="onLoad"/><draw:image xlink:href="./ObjectReplacements/Object 44" xlink:type="simple" xlink:show="embed" xlink:actuate="onLoad"/><svg:desc>formula</svg:desc></draw:frame></text:p>
      <text:p text:style-name="P30">Cuando el valor de sigma[k] sea cero se tiene que </text:p>
      <text:p text:style-name="P30"><draw:frame draw:style-name="fr5" draw:name="Object42" text:anchor-type="as-char" svg:y="-0.559cm" svg:width="5.607cm" svg:height="0.982cm" draw:z-index="69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30">con lo que el sistema incial es estable. </text:p>
      <text:p text:style-name="P30">Hay que calcular el valor de u para que esto sea posible. Esto nos define el control del sistema.</text:p>
      <text:p text:style-name="P30">Se calcula e<text:span text:style-name="T9">l siguiente valor de sigma </text:span></text:p>
      <text:p text:style-name="P19"><draw:frame draw:style-name="fr5" draw:name="Object31" text:anchor-type="as-char" svg:y="-0.377cm" svg:width="5.165cm" svg:height="0.482cm" draw:z-index="44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19">sustituyendo</text:p>
      <text:p text:style-name="P19"><draw:frame draw:style-name="fr5" draw:name="Object32" text:anchor-type="as-char" svg:y="-0.386cm" svg:width="7.5cm" svg:height="0.506cm" draw:z-index="45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19">Si hacemos que <text:span text:style-name="T10">en el siguiente instante de tiempo </text:span>sigma(k+1)=0</text:p>
      <text:p text:style-name="P19"><draw:frame draw:style-name="fr5" draw:name="Object33" text:anchor-type="as-char" svg:y="-0.386cm" svg:width="8.061cm" svg:height="0.506cm" draw:z-index="48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19">y despejamos u(k)</text:p>
      <text:p text:style-name="P19"><text:soft-page-break/><draw:frame draw:style-name="fr5" draw:name="Object34" text:anchor-type="as-char" svg:y="-0.827cm" svg:width="6.07cm" svg:height="1.535cm" draw:z-index="49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P25"/>
      <text:p text:style-name="P25">El sistema discreto queda de la forma</text:p>
      <text:p text:style-name="P25"><draw:frame draw:style-name="fr5" draw:name="Object35" text:anchor-type="as-char" svg:y="-0.564cm" svg:width="6.89cm" svg:height="1.007cm" draw:z-index="50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25">operando</text:p>
      <text:p text:style-name="P25"><draw:frame draw:style-name="fr5" draw:name="Object36" text:anchor-type="as-char" svg:y="-0.564cm" svg:width="4.981cm" svg:height="1.007cm" draw:z-index="51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P25">operando</text:p>
      <text:p text:style-name="P25"><draw:frame draw:style-name="fr5" draw:name="Object37" text:anchor-type="as-char" svg:y="-1.614cm" svg:width="8.497cm" svg:height="3.09cm" draw:z-index="52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25"/>
      <text:p text:style-name="P26">y para la velocidad</text:p>
      <text:p text:style-name="P26"><draw:frame draw:style-name="fr5" draw:name="Object39" text:anchor-type="as-char" svg:y="-1.087cm" svg:width="6.89cm" svg:height="2.023cm" draw:z-index="56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26"/>
      <text:h text:style-name="P49" text:outline-level="2"><text:bookmark-start text:name="__RefHeading___Toc676_2928210848"/>Velocidad final distinta de cero<text:bookmark-end text:name="__RefHeading___Toc676_2928210848"/></text:h>
      <text:p text:style-name="P36"><draw:frame draw:style-name="fr5" draw:name="Object50" text:anchor-type="as-char" svg:y="-0.377cm" svg:width="3.679cm" svg:height="0.531cm" draw:z-index="70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29">en el siguiente instante de tiempo (siguiente muestra)</text:p>
      <text:p text:style-name="P23"><draw:frame draw:style-name="fr5" draw:name="Object51" text:anchor-type="as-char" svg:y="-0.861cm" svg:width="7.315cm" svg:height="1.633cm" draw:z-index="71"><draw:object xlink:href="./Object 51" xlink:type="simple" xlink:show="embed" xlink:actuate="onLoad"/><draw:image xlink:href="./ObjectReplacements/Object 51" xlink:type="simple" xlink:show="embed" xlink:actuate="onLoad"/><svg:desc>formula</svg:desc></draw:frame></text:p>
      <text:p text:style-name="P23">se define sigma :</text:p>
      <text:p text:style-name="P23"><draw:frame draw:style-name="fr5" draw:name="Object52" text:anchor-type="as-char" svg:y="-1.145cm" svg:width="7.075cm" svg:height="2.201cm" draw:z-index="72"><draw:object xlink:href="./Object 52" xlink:type="simple" xlink:show="embed" xlink:actuate="onLoad"/><draw:image xlink:href="./ObjectReplacements/Object 52" xlink:type="simple" xlink:show="embed" xlink:actuate="onLoad"/><svg:desc>formula</svg:desc></draw:frame></text:p>
      <text:p text:style-name="P31">Se calcula e<text:span text:style-name="T9">l siguiente valor de sigma </text:span></text:p>
      <text:p text:style-name="P24"><draw:frame draw:style-name="fr5" draw:name="Object53" text:anchor-type="as-char" svg:y="-0.377cm" svg:width="5.415cm" svg:height="0.531cm" draw:z-index="73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24"><text:soft-page-break/>Si hacemos que <text:span text:style-name="T10">en el siguiente instante de tiempo </text:span>sigma(k+1)=<text:span text:style-name="T11">mu sigma(k)</text:span></text:p>
      <text:p text:style-name="P24"><draw:frame draw:style-name="fr5" draw:name="Object54" text:anchor-type="as-char" svg:y="-0.377cm" svg:width="3.15cm" svg:height="0.483cm" draw:z-index="74"><draw:object xlink:href="./Object 54" xlink:type="simple" xlink:show="embed" xlink:actuate="onLoad"/><draw:image xlink:href="./ObjectReplacements/Object 54" xlink:type="simple" xlink:show="embed" xlink:actuate="onLoad"/><svg:desc>formula</svg:desc></draw:frame></text:p>
      <text:p text:style-name="P37">operando</text:p>
      <text:p text:style-name="P37"><draw:frame draw:style-name="fr5" draw:name="Object55" text:anchor-type="as-char" svg:y="-0.841cm" svg:width="6.533cm" svg:height="1.595cm" draw:z-index="75"><draw:object xlink:href="./Object 55" xlink:type="simple" xlink:show="embed" xlink:actuate="onLoad"/><draw:image xlink:href="./ObjectReplacements/Object 55" xlink:type="simple" xlink:show="embed" xlink:actuate="onLoad"/><svg:desc>formula</svg:desc></draw:frame></text:p>
      <text:p text:style-name="P37">con</text:p>
      <text:p text:style-name="P37"><draw:frame draw:style-name="fr5" draw:name="Object56" text:anchor-type="as-char" svg:y="-0.861cm" svg:width="5.51cm" svg:height="1.633cm" draw:z-index="76"><draw:object xlink:href="./Object 56" xlink:type="simple" xlink:show="embed" xlink:actuate="onLoad"/><draw:image xlink:href="./ObjectReplacements/Object 56" xlink:type="simple" xlink:show="embed" xlink:actuate="onLoad"/><svg:desc>formula</svg:desc></draw:frame></text:p>
      <text:p text:style-name="P37">se supone que la referencia mantiene la velocidad v_ref[k+1] = v_ref[k]</text:p>
      <text:p text:style-name="P37"><draw:frame draw:style-name="fr5" draw:name="Object63" text:anchor-type="as-char" svg:y="-1.148cm" svg:width="7.392cm" svg:height="2.21cm" draw:z-index="82"><draw:object xlink:href="./Object 63" xlink:type="simple" xlink:show="embed" xlink:actuate="onLoad"/><draw:image xlink:href="./ObjectReplacements/Object 63" xlink:type="simple" xlink:show="embed" xlink:actuate="onLoad"/><svg:desc>formula</svg:desc></draw:frame></text:p>
      <text:h text:style-name="P55" text:outline-level="3" text:is-list-header="true"/>
      <text:h text:style-name="Heading_20_3" text:outline-level="3"><text:bookmark-start text:name="__RefHeading___Toc678_2928210848"/>Obteción de la distancia e_p para que la aceleracion sea maxima.<text:bookmark-end text:name="__RefHeading___Toc678_2928210848"/></text:h>
      <text:p text:style-name="P37"/>
      <text:p text:style-name="P37">Si en todo momento sigma[k] es cero se tiene</text:p>
      <text:p text:style-name="P37"><draw:frame draw:style-name="fr5" draw:name="Object57" text:anchor-type="as-char" svg:y="-0.377cm" svg:width="3.242cm" svg:height="0.531cm" draw:z-index="77"><draw:object xlink:href="./Object 57" xlink:type="simple" xlink:show="embed" xlink:actuate="onLoad"/><draw:image xlink:href="./ObjectReplacements/Object 57" xlink:type="simple" xlink:show="embed" xlink:actuate="onLoad"/><svg:desc>formula</svg:desc></draw:frame></text:p>
      <text:p text:style-name="P38"><draw:frame draw:style-name="fr5" draw:name="Object58" text:anchor-type="as-char" svg:y="-0.377cm" svg:width="3.059cm" svg:height="0.531cm" draw:z-index="78"><draw:object xlink:href="./Object 58" xlink:type="simple" xlink:show="embed" xlink:actuate="onLoad"/><draw:image xlink:href="./ObjectReplacements/Object 58" xlink:type="simple" xlink:show="embed" xlink:actuate="onLoad"/><svg:desc>formula</svg:desc></draw:frame></text:p>
      <text:p text:style-name="P39">y sustituyendo en el calculo de u del control</text:p>
      <text:p text:style-name="P37"/>
      <text:p text:style-name="P37"><draw:frame draw:style-name="fr5" draw:name="Object59" text:anchor-type="as-char" svg:y="-0.924cm" svg:width="6.766cm" svg:height="1.762cm" draw:z-index="79"><draw:object xlink:href="./Object 59" xlink:type="simple" xlink:show="embed" xlink:actuate="onLoad"/><draw:image xlink:href="./ObjectReplacements/Object 59" xlink:type="simple" xlink:show="embed" xlink:actuate="onLoad"/><svg:desc>formula</svg:desc></draw:frame></text:p>
      <text:p text:style-name="P40">igualando con </text:p>
      <text:p text:style-name="P40"><draw:frame draw:style-name="fr5" draw:name="Object60" text:anchor-type="as-char" svg:y="-0.437cm" svg:width="2.745cm" svg:height="0.527cm" draw:z-index="80"><draw:object xlink:href="./Object 60" xlink:type="simple" xlink:show="embed" xlink:actuate="onLoad"/><draw:image xlink:href="./ObjectReplacements/Object 60" xlink:type="simple" xlink:show="embed" xlink:actuate="onLoad"/><svg:desc>formula</svg:desc></draw:frame></text:p>
      <text:p text:style-name="P40">se tiene</text:p>
      <text:p text:style-name="P40"><draw:frame draw:style-name="fr5" draw:name="Object61" text:anchor-type="as-char" svg:y="-0.377cm" svg:width="1.538cm" svg:height="0.531cm" draw:z-index="81"><draw:object xlink:href="./Object 61" xlink:type="simple" xlink:show="embed" xlink:actuate="onLoad"/><draw:image xlink:href="./ObjectReplacements/Object 61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Verdana" fo:font-family="Verdana" style:font-family-generic="swiss" style:font-pitch="variable" officeooo:rsid="000029e6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20%"/>
      <style:text-properties officeooo:rsid="0005dce6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5.863cm" style:rel-column-width="21845*"/>
    </style:style>
    <style:style style:name="Table2.B" style:family="table-column">
      <style:table-column-properties style:column-width="9.53cm" style:rel-column-width="35507*"/>
    </style:style>
    <style:style style:name="Table2.C" style:family="table-column">
      <style:table-column-properties style:column-width="2.196cm" style:rel-column-width="8183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M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MP1"/>
            </table:table-cell>
            <table:table-cell table:style-name="Table2.A1" office:value-type="string">
              <text:p text:style-name="MP1"/>
            </table:table-cell>
            <table:table-cell table:style-name="Table2.C1" office:value-type="string">
              <text:p text:style-name="MP2"><text:page-number text:select-page="current">12</text:page-number>/<text:page-count>14</text:page-coun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19-03-21T10:16:29.453000000</dc:date>
    <meta:editing-duration>PT4H28M31S</meta:editing-duration>
    <meta:editing-cycles>29</meta:editing-cycles>
    <meta:print-date>2019-01-10T15:33:11.896000000</meta:print-date>
    <meta:document-statistic meta:table-count="2" meta:image-count="12" meta:object-count="62" meta:page-count="14" meta:paragraph-count="175" meta:word-count="725" meta:character-count="4296" meta:non-whitespace-character-count="3619"/>
  </office:meta>
</office:document-meta>
</file>

<file path=Object 1/content.xml><?xml version="1.0" encoding="utf-8"?>
<math xmlns="http://www.w3.org/1998/Math/MathML" display="block">
  <semantics>
    <mi>z</mi>
    <annotation encoding="StarMath 5.0">z</annotation>
  </semantics>
</math>
</file>

<file path=Object 10/content.xml><?xml version="1.0" encoding="utf-8"?>
<math xmlns="http://www.w3.org/1998/Math/MathML" display="block">
  <semantics>
    <msub>
      <mi>z</mi>
      <mi mathvariant="italic">req</mi>
    </msub>
    <annotation encoding="StarMath 5.0">z_req</annotation>
  </semantics>
</math>
</file>

<file path=Object 11/content.xml><?xml version="1.0" encoding="utf-8"?>
<math xmlns="http://www.w3.org/1998/Math/MathML" display="block">
  <semantics>
    <mtable>
      <mtr>
        <mtd>
          <mrow>
            <mrow>
              <mo fence="true" stretchy="true">|</mo>
              <mrow>
                <mi>w</mi>
              </mrow>
              <mo fence="true" stretchy="true">|</mo>
            </mrow>
            <mo stretchy="false">&lt;</mo>
            <msup>
              <mi>w</mi>
              <mi mathvariant="italic">max</mi>
            </msup>
          </mrow>
        </mtd>
      </mtr>
      <mtr>
        <mtd>
          <mrow>
            <mrow>
              <mo fence="true" stretchy="true">|</mo>
              <mrow>
                <mi>u</mi>
              </mrow>
              <mo fence="true" stretchy="true">|</mo>
            </mrow>
            <mo stretchy="false">&lt;</mo>
            <msup>
              <mi>u</mi>
              <mi mathvariant="italic">max</mi>
            </msup>
          </mrow>
        </mtd>
      </mtr>
    </mtable>
    <annotation encoding="StarMath 5.0">
abs w  &lt;  w^{max} newline
abs{u} &lt; u^{max}

</annotation>
  </semantics>
</math>
</file>

<file path=Object 12/content.xml><?xml version="1.0" encoding="utf-8"?>
<math xmlns="http://www.w3.org/1998/Math/MathML" display="block">
  <semantics>
    <mrow>
      <mi>e</mi>
      <mo stretchy="false">=</mo>
      <mrow>
        <mi>z</mi>
        <mo stretchy="false">−</mo>
        <msub>
          <mi>z</mi>
          <mi mathvariant="italic">req</mi>
        </msub>
      </mrow>
    </mrow>
    <annotation encoding="StarMath 5.0">e = z - z_req
 </annotation>
  </semantics>
</math>
</file>

<file path=Object 13/content.xml><?xml version="1.0" encoding="utf-8"?>
<math xmlns="http://www.w3.org/1998/Math/MathML" display="block">
  <semantics>
    <mrow>
      <msup>
        <mi>e</mi>
        <mrow>
          <mo fence="true" stretchy="false">(</mo>
          <mrow>
            <mn>1</mn>
          </mrow>
          <mo fence="true" stretchy="false">)</mo>
        </mrow>
      </msup>
      <mo stretchy="false">=</mo>
      <mrow>
        <msup>
          <mi>z</mi>
          <mrow>
            <mo fence="true" stretchy="false">(</mo>
            <mrow>
              <mn>1</mn>
            </mrow>
            <mo fence="true" stretchy="false">)</mo>
          </mrow>
        </msup>
        <mo stretchy="false">−</mo>
        <msubsup>
          <mi>z</mi>
          <mi mathvariant="italic">req</mi>
          <mrow>
            <mo fence="true" stretchy="false">(</mo>
            <mrow>
              <mn>1</mn>
            </mrow>
            <mo fence="true" stretchy="false">)</mo>
          </mrow>
        </msubsup>
      </mrow>
      <mo stretchy="false">=</mo>
      <mrow>
        <mi>w</mi>
        <mo stretchy="false">−</mo>
        <msubsup>
          <mi>z</mi>
          <mi mathvariant="italic">req</mi>
          <mrow>
            <mo fence="true" stretchy="false">(</mo>
            <mrow>
              <mn>1</mn>
            </mrow>
            <mo fence="true" stretchy="false">)</mo>
          </mrow>
        </msubsup>
      </mrow>
    </mrow>
    <annotation encoding="StarMath 5.0">e^(1) = z^(1) - z_req^(1) = w - z_req^(1)</annotation>
  </semantics>
</math>
</file>

<file path=Object 14/content.xml><?xml version="1.0" encoding="utf-8"?>
<math xmlns="http://www.w3.org/1998/Math/MathML" display="block">
  <semantics>
    <mi>w</mi>
    <annotation encoding="StarMath 5.0">w</annotation>
  </semantics>
</math>
</file>

<file path=Object 15/content.xml><?xml version="1.0" encoding="utf-8"?>
<math xmlns="http://www.w3.org/1998/Math/MathML" display="block">
  <semantics>
    <mrow>
      <msup>
        <mi>e</mi>
        <mrow>
          <mo fence="true" stretchy="false">(</mo>
          <mrow>
            <mn>1</mn>
          </mrow>
          <mo fence="true" stretchy="false">)</mo>
        </mrow>
      </msup>
      <mo stretchy="false">=</mo>
      <mrow>
        <mi>w</mi>
        <mo stretchy="false">−</mo>
        <msubsup>
          <mi>z</mi>
          <mi mathvariant="italic">req</mi>
          <mrow>
            <mo fence="true" stretchy="false">(</mo>
            <mrow>
              <mn>1</mn>
            </mrow>
            <mo fence="true" stretchy="false">)</mo>
          </mrow>
        </msubsup>
      </mrow>
    </mrow>
    <annotation encoding="StarMath 5.0">e^(1) = w - z_req^(1)</annotation>
  </semantics>
</math>
</file>

<file path=Object 16/content.xml><?xml version="1.0" encoding="utf-8"?>
<math xmlns="http://www.w3.org/1998/Math/MathML" display="block">
  <semantics>
    <mrow>
      <mrow>
        <msup>
          <mi>e</mi>
          <mrow>
            <mo fence="true" stretchy="false">(</mo>
            <mrow>
              <mn>1</mn>
            </mrow>
            <mo fence="true" stretchy="false">)</mo>
          </mrow>
        </msup>
        <mo stretchy="false">=</mo>
        <mrow>
          <mo stretchy="false">−</mo>
          <mi>K</mi>
        </mrow>
      </mrow>
      <mi>e</mi>
    </mrow>
    <annotation encoding="StarMath 5.0">e^(1) = -K e</annotation>
  </semantics>
</math>
</file>

<file path=Object 17/content.xml><?xml version="1.0" encoding="utf-8"?>
<math xmlns="http://www.w3.org/1998/Math/MathML" display="block">
  <semantics>
    <mrow>
      <mrow>
        <mo stretchy="false">−</mo>
        <mi>K</mi>
      </mrow>
      <mrow>
        <mi>e</mi>
        <mo stretchy="false">=</mo>
        <mrow>
          <mi>w</mi>
          <mo stretchy="false">−</mo>
          <msubsup>
            <mi>z</mi>
            <mi mathvariant="italic">req</mi>
            <mrow>
              <mo fence="true" stretchy="false">(</mo>
              <mrow>
                <mn>1</mn>
              </mrow>
              <mo fence="true" stretchy="false">)</mo>
            </mrow>
          </msubsup>
        </mrow>
      </mrow>
    </mrow>
    <annotation encoding="StarMath 5.0">-K e = w - z_req^(1)</annotation>
  </semantics>
</math>
</file>

<file path=Object 18/content.xml><?xml version="1.0" encoding="utf-8"?>
<math xmlns="http://www.w3.org/1998/Math/MathML" display="block">
  <semantics>
    <mi>σ</mi>
    <annotation encoding="StarMath 5.0">%sigma </annotation>
  </semantics>
</math>
</file>

<file path=Object 19/content.xml><?xml version="1.0" encoding="utf-8"?>
<math xmlns="http://www.w3.org/1998/Math/MathML" display="block">
  <semantics>
    <mrow>
      <mrow>
        <mi>σ</mi>
        <mo stretchy="false">=</mo>
        <mrow>
          <mi>w</mi>
          <mo stretchy="false">−</mo>
          <msubsup>
            <mi>z</mi>
            <mi mathvariant="italic">req</mi>
            <mrow>
              <mo fence="true" stretchy="false">(</mo>
              <mrow>
                <mn>1</mn>
              </mrow>
              <mo fence="true" stretchy="false">)</mo>
            </mrow>
          </msubsup>
          <mo stretchy="false">+</mo>
          <mi>K</mi>
        </mrow>
      </mrow>
      <mi>e</mi>
    </mrow>
    <annotation encoding="StarMath 5.0"> %sigma= w - z_req^(1) + K e</annotation>
  </semantics>
</math>
</file>

<file path=Object 2/content.xml><?xml version="1.0" encoding="utf-8"?>
<math xmlns="http://www.w3.org/1998/Math/MathML" display="block">
  <semantics>
    <mtable>
      <mtr>
        <mtd>
          <mrow>
            <msup>
              <mi>z</mi>
              <mrow>
                <mo fence="true" stretchy="false">(</mo>
                <mrow>
                  <mn>1</mn>
                </mrow>
                <mo fence="true" stretchy="false">)</mo>
              </mrow>
            </msup>
            <mo stretchy="false">=</mo>
            <mi>w</mi>
          </mrow>
        </mtd>
      </mtr>
      <mtr>
        <mtd>
          <mrow>
            <msup>
              <mi>u</mi>
              <mrow>
                <mo fence="true" stretchy="false">(</mo>
                <mrow>
                  <mn>1</mn>
                </mrow>
                <mo fence="true" stretchy="false">)</mo>
              </mrow>
            </msup>
            <mo stretchy="false">=</mo>
            <msub>
              <mi>u</mi>
              <mi>u</mi>
            </msub>
          </mrow>
        </mtd>
      </mtr>
      <mtr>
        <mtd>
          <mrow>
            <msup>
              <mi>v</mi>
              <mrow>
                <mo fence="true" stretchy="false">(</mo>
                <mrow>
                  <mn>1</mn>
                </mrow>
                <mo fence="true" stretchy="false">)</mo>
              </mrow>
            </msup>
            <mo stretchy="false">=</mo>
            <msub>
              <mi>u</mi>
              <mi>v</mi>
            </msub>
          </mrow>
        </mtd>
      </mtr>
      <mtr>
        <mtd>
          <mrow>
            <msup>
              <mi>w</mi>
              <mrow>
                <mo fence="true" stretchy="false">(</mo>
                <mrow>
                  <mn>1</mn>
                </mrow>
                <mo fence="true" stretchy="false">)</mo>
              </mrow>
            </msup>
            <mo stretchy="false">=</mo>
            <msub>
              <mi>u</mi>
              <mi>w</mi>
            </msub>
          </mrow>
        </mtd>
      </mtr>
      <mtr>
        <mtd>
          <mrow>
            <msup>
              <mi>ψ</mi>
              <mrow>
                <mo fence="true" stretchy="false">(</mo>
                <mrow>
                  <mn>1</mn>
                </mrow>
                <mo fence="true" stretchy="false">)</mo>
              </mrow>
            </msup>
            <mo stretchy="false">=</mo>
            <mi>r</mi>
          </mrow>
        </mtd>
      </mtr>
      <mtr>
        <mtd>
          <mrow>
            <msup>
              <mi>r</mi>
              <mrow>
                <mo fence="true" stretchy="false">(</mo>
                <mrow>
                  <mn>1</mn>
                </mrow>
                <mo fence="true" stretchy="false">)</mo>
              </mrow>
            </msup>
            <mo stretchy="false">=</mo>
            <msub>
              <mi>u</mi>
              <mi>r</mi>
            </msub>
          </mrow>
        </mtd>
      </mtr>
    </mtable>
    <annotation encoding="StarMath 5.0">z^( 1 ) = w newline

u^( 1 ) = u_u newline
v^( 1 ) = u_v newline
w^( 1 ) = u_w newline

%psi ^(1)=r newline
r^( 1 ) = u_r</annotation>
  </semantics>
</math>
</file>

<file path=Object 20/content.xml><?xml version="1.0" encoding="utf-8"?>
<math xmlns="http://www.w3.org/1998/Math/MathML" display="block">
  <semantics>
    <mrow>
      <mi>σ</mi>
      <mrow>
        <mrow>
          <mo fence="true" stretchy="false">[</mo>
          <mrow>
            <mi>k</mi>
          </mrow>
          <mo fence="true" stretchy="false">]</mo>
        </mrow>
        <mo stretchy="false">=</mo>
        <mi>w</mi>
      </mrow>
      <mrow>
        <mrow>
          <mo fence="true" stretchy="false">[</mo>
          <mrow>
            <mi>k</mi>
          </mrow>
          <mo fence="true" stretchy="false">]</mo>
        </mrow>
        <mo stretchy="false">−</mo>
        <msubsup>
          <mi>z</mi>
          <mi mathvariant="italic">req</mi>
          <mrow>
            <mo fence="true" stretchy="false">(</mo>
            <mrow>
              <mn>1</mn>
            </mrow>
            <mo fence="true" stretchy="false">)</mo>
          </mrow>
        </msubsup>
        <mo stretchy="false">+</mo>
        <mi>K</mi>
      </mrow>
      <mi>e</mi>
      <mrow>
        <mo fence="true" stretchy="false">[</mo>
        <mrow>
          <mi>k</mi>
        </mrow>
        <mo fence="true" stretchy="false">]</mo>
      </mrow>
    </mrow>
    <annotation encoding="StarMath 5.0"> %sigma [k]= w[k] - z_req^(1) + K e[k]</annotation>
  </semantics>
</math>
</file>

<file path=Object 21/content.xml><?xml version="1.0" encoding="utf-8"?>
<math xmlns="http://www.w3.org/1998/Math/MathML" display="block">
  <semantics>
    <mrow>
      <mi>σ</mi>
      <mrow>
        <mrow>
          <mo fence="true" stretchy="false">[</mo>
          <mrow>
            <mrow>
              <mi>k</mi>
              <mo stretchy="false">+</mo>
              <mn>1</mn>
            </mrow>
          </mrow>
          <mo fence="true" stretchy="false">]</mo>
        </mrow>
        <mo stretchy="false">=</mo>
        <mi>w</mi>
      </mrow>
      <mrow>
        <mrow>
          <mo fence="true" stretchy="false">[</mo>
          <mrow>
            <mrow>
              <mi>k</mi>
              <mo stretchy="false">+</mo>
              <mn>1</mn>
            </mrow>
          </mrow>
          <mo fence="true" stretchy="false">]</mo>
        </mrow>
        <mo stretchy="false">−</mo>
        <msubsup>
          <mi>z</mi>
          <mi mathvariant="italic">req</mi>
          <mrow>
            <mo fence="true" stretchy="false">(</mo>
            <mrow>
              <mn>1</mn>
            </mrow>
            <mo fence="true" stretchy="false">)</mo>
          </mrow>
        </msubsup>
        <mo stretchy="false">+</mo>
        <mi>K</mi>
      </mrow>
      <mi>e</mi>
      <mrow>
        <mo fence="true" stretchy="false">[</mo>
        <mrow>
          <mrow>
            <mi>k</mi>
            <mo stretchy="false">+</mo>
            <mn>1</mn>
          </mrow>
        </mrow>
        <mo fence="true" stretchy="false">]</mo>
      </mrow>
    </mrow>
    <annotation encoding="StarMath 5.0"> %sigma [k+1]= w[k+1] - z_req^(1) + K e[k+1]</annotation>
  </semantics>
</math>
</file>

<file path=Object 22/content.xml><?xml version="1.0" encoding="utf-8"?>
<math xmlns="http://www.w3.org/1998/Math/MathML" display="block">
  <semantics>
    <mrow>
      <mi>σ</mi>
      <mrow>
        <mrow>
          <mo fence="true" stretchy="false">[</mo>
          <mrow>
            <mrow>
              <mi>k</mi>
              <mo stretchy="false">+</mo>
              <mn>1</mn>
            </mrow>
          </mrow>
          <mo fence="true" stretchy="false">]</mo>
        </mrow>
        <mo stretchy="false">=</mo>
        <mrow>
          <mrow>
            <mo fence="true" stretchy="false">(</mo>
            <mrow>
              <mrow>
                <mi>w</mi>
                <mrow>
                  <mrow>
                    <mo fence="true" stretchy="false">[</mo>
                    <mrow>
                      <mi>k</mi>
                    </mrow>
                    <mo fence="true" stretchy="false">]</mo>
                  </mrow>
                  <mo stretchy="false">+</mo>
                  <mi>T</mi>
                </mrow>
                <msub>
                  <mi>u</mi>
                  <mi>w</mi>
                </msub>
              </mrow>
            </mrow>
            <mo fence="true" stretchy="false">)</mo>
          </mrow>
          <mo stretchy="false">−</mo>
          <msubsup>
            <mi>z</mi>
            <mi mathvariant="italic">req</mi>
            <mrow>
              <mo fence="true" stretchy="false">(</mo>
              <mrow>
                <mn>1</mn>
              </mrow>
              <mo fence="true" stretchy="false">)</mo>
            </mrow>
          </msubsup>
          <mo stretchy="false">+</mo>
          <mi>K</mi>
        </mrow>
      </mrow>
      <mrow>
        <mo fence="true" stretchy="false">(</mo>
        <mrow>
          <mrow>
            <mi>e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i>T</mi>
            </mrow>
            <mrow>
              <mo fence="true" stretchy="false">(</mo>
              <mrow>
                <mrow>
                  <mi>w</mi>
                  <mrow>
                    <mrow>
                      <mo fence="true" stretchy="false">[</mo>
                      <mrow>
                        <mi>k</mi>
                      </mrow>
                      <mo fence="true" stretchy="false">]</mo>
                    </mrow>
                    <mo stretchy="false">−</mo>
                    <msubsup>
                      <mi>z</mi>
                      <mi mathvariant="italic">req</mi>
                      <mrow>
                        <mo fence="true" stretchy="false">(</mo>
                        <mrow>
                          <mn>1</mn>
                        </mrow>
                        <mo fence="true" stretchy="false">)</mo>
                      </mrow>
                    </msubsup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 %sigma [k+1]= (w[k] + T u_w)- z_req^(1) + K (e[k] + T(w[k]-z_req^(1)))</annotation>
  </semantics>
</math>
</file>

<file path=Object 23/content.xml><?xml version="1.0" encoding="utf-8"?>
<math xmlns="http://www.w3.org/1998/Math/MathML" display="block">
  <semantics>
    <mrow>
      <mi>σ</mi>
      <mrow>
        <mrow>
          <mo fence="true" stretchy="false">[</mo>
          <mrow>
            <mrow>
              <mi>k</mi>
              <mo stretchy="false">+</mo>
              <mn>1</mn>
            </mrow>
          </mrow>
          <mo fence="true" stretchy="false">]</mo>
        </mrow>
        <mo stretchy="false">=</mo>
        <mn>0</mn>
      </mrow>
    </mrow>
    <annotation encoding="StarMath 5.0"> %sigma [k+1]= 0</annotation>
  </semantics>
</math>
</file>

<file path=Object 24/content.xml><?xml version="1.0" encoding="utf-8"?>
<math xmlns="http://www.w3.org/1998/Math/MathML" display="block">
  <semantics>
    <mrow>
      <mi>T</mi>
      <mrow>
        <msub>
          <mi>u</mi>
          <mi>w</mi>
        </msub>
        <mo stretchy="false">=</mo>
        <mrow>
          <mo stretchy="false">−</mo>
          <mi>w</mi>
        </mrow>
      </mrow>
      <mrow>
        <mrow>
          <mo fence="true" stretchy="false">[</mo>
          <mrow>
            <mi>k</mi>
          </mrow>
          <mo fence="true" stretchy="false">]</mo>
        </mrow>
        <mo stretchy="false">−</mo>
        <mi>K</mi>
      </mrow>
      <mrow>
        <mo fence="true" stretchy="false">(</mo>
        <mrow>
          <mrow>
            <mi>e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i mathvariant="italic">Tw</mi>
            </mrow>
            <mrow>
              <mo fence="true" stretchy="false">[</mo>
              <mrow>
                <mi>k</mi>
              </mrow>
              <mo fence="true" stretchy="false">]</mo>
            </mrow>
          </mrow>
        </mrow>
        <mo fence="true" stretchy="false">)</mo>
      </mrow>
    </mrow>
    <annotation encoding="StarMath 5.0"> T u_w  = - w[k] - K (e[k] + Tw[k])</annotation>
  </semantics>
</math>
</file>

<file path=Object 25/content.xml><?xml version="1.0" encoding="utf-8"?>
<math xmlns="http://www.w3.org/1998/Math/MathML" display="block">
  <semantics>
    <msub>
      <mi>u</mi>
      <mi>w</mi>
    </msub>
    <annotation encoding="StarMath 5.0">u_w</annotation>
  </semantics>
</math>
</file>

<file path=Object 26/content.xml><?xml version="1.0" encoding="utf-8"?>
<math xmlns="http://www.w3.org/1998/Math/MathML" display="block">
  <semantics>
    <mrow>
      <msup>
        <mi>e</mi>
        <mrow>
          <mo fence="true" stretchy="false">(</mo>
          <mrow>
            <mn>1</mn>
          </mrow>
          <mo fence="true" stretchy="false">)</mo>
        </mrow>
      </msup>
      <mo stretchy="false">=</mo>
      <mrow>
        <msup>
          <mi>z</mi>
          <mrow>
            <mo fence="true" stretchy="false">(</mo>
            <mrow>
              <mn>1</mn>
            </mrow>
            <mo fence="true" stretchy="false">)</mo>
          </mrow>
        </msup>
        <mo stretchy="false">−</mo>
        <msubsup>
          <mi>z</mi>
          <mi mathvariant="italic">req</mi>
          <mrow>
            <mo fence="true" stretchy="false">(</mo>
            <mrow>
              <mn>1</mn>
            </mrow>
            <mo fence="true" stretchy="false">)</mo>
          </mrow>
        </msubsup>
      </mrow>
      <mo stretchy="false">=</mo>
      <mi>w</mi>
    </mrow>
    <annotation encoding="StarMath 5.0">e^(1) = z^(1) - z_req^(1) = w </annotation>
  </semantics>
</math>
</file>

<file path=Object 27/content.xml><?xml version="1.0" encoding="utf-8"?>
<math xmlns="http://www.w3.org/1998/Math/MathML" display="block">
  <semantics>
    <mtable>
      <mtr>
        <mtd>
          <mrow>
            <mi>x</mi>
            <mrow>
              <mrow>
                <mo fence="true" stretchy="false">[</mo>
                <mrow>
                  <mrow>
                    <mi>k</mi>
                    <mo stretchy="false">+</mo>
                    <mn>1</mn>
                  </mrow>
                </mrow>
                <mo fence="true" stretchy="false">]</mo>
              </mrow>
              <mo stretchy="false">=</mo>
              <mi>x</mi>
            </mrow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i>T</mi>
            </mrow>
            <mi>v</mi>
            <mrow>
              <mo fence="true" stretchy="false">[</mo>
              <mrow>
                <mi>k</mi>
              </mrow>
              <mo fence="true" stretchy="false">]</mo>
            </mrow>
          </mrow>
        </mtd>
      </mtr>
      <mtr>
        <mtd>
          <mrow>
            <mi>v</mi>
            <mrow>
              <mrow>
                <mo fence="true" stretchy="false">[</mo>
                <mrow>
                  <mrow>
                    <mi>k</mi>
                    <mo stretchy="false">+</mo>
                    <mn>1</mn>
                  </mrow>
                </mrow>
                <mo fence="true" stretchy="false">]</mo>
              </mrow>
              <mo stretchy="false">=</mo>
              <mi>v</mi>
            </mrow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i>T</mi>
            </mrow>
            <mi>u</mi>
            <mrow>
              <mo fence="true" stretchy="false">[</mo>
              <mrow>
                <mi>k</mi>
              </mrow>
              <mo fence="true" stretchy="false">]</mo>
            </mrow>
          </mrow>
        </mtd>
      </mtr>
    </mtable>
    <annotation encoding="StarMath 5.0">x[k+1] = x[k] + T v[k] newline
v[k+1] = v[k] + T u[ k] </annotation>
  </semantics>
</math>
</file>

<file path=Object 28/content.xml><?xml version="1.0" encoding="utf-8"?>
<math xmlns="http://www.w3.org/1998/Math/MathML" display="block">
  <semantics>
    <mtable>
      <mtr>
        <mtd>
          <mrow>
            <msup>
              <mi>x</mi>
              <mrow>
                <mo fence="true" stretchy="false">(</mo>
                <mrow>
                  <mn>1</mn>
                </mrow>
                <mo fence="true" stretchy="false">)</mo>
              </mrow>
            </msup>
            <mo stretchy="false">=</mo>
            <mi>v</mi>
          </mrow>
        </mtd>
      </mtr>
      <mtr>
        <mtd>
          <mrow>
            <msup>
              <mi>v</mi>
              <mrow>
                <mo fence="true" stretchy="false">(</mo>
                <mrow>
                  <mn>1</mn>
                </mrow>
                <mo fence="true" stretchy="false">)</mo>
              </mrow>
            </msup>
            <mo stretchy="false">=</mo>
            <mi>u</mi>
          </mrow>
        </mtd>
      </mtr>
    </mtable>
    <annotation encoding="StarMath 5.0">x^( 1 ) = v newline
v^( 1 ) = u</annotation>
  </semantics>
</math>
</file>

<file path=Object 29/content.xml><?xml version="1.0" encoding="utf-8"?>
<math xmlns="http://www.w3.org/1998/Math/MathML" display="block">
  <semantics>
    <mrow>
      <mi>e</mi>
      <mrow>
        <mrow>
          <mo fence="true" stretchy="false">[</mo>
          <mrow>
            <mrow>
              <mi>k</mi>
              <mo stretchy="false">+</mo>
              <mn>1</mn>
            </mrow>
          </mrow>
          <mo fence="true" stretchy="false">]</mo>
        </mrow>
        <mo stretchy="false">=</mo>
        <mi>x</mi>
      </mrow>
      <mrow>
        <mrow>
          <mo fence="true" stretchy="false">[</mo>
          <mrow>
            <mrow>
              <mi>k</mi>
              <mo stretchy="false">+</mo>
              <mn>1</mn>
            </mrow>
          </mrow>
          <mo fence="true" stretchy="false">]</mo>
        </mrow>
        <mo stretchy="false">=</mo>
        <mi>x</mi>
      </mrow>
      <mrow>
        <mrow>
          <mo fence="true" stretchy="false">[</mo>
          <mrow>
            <mi>k</mi>
          </mrow>
          <mo fence="true" stretchy="false">]</mo>
        </mrow>
        <mo stretchy="false">+</mo>
        <mi>T</mi>
      </mrow>
      <mi>v</mi>
      <mrow>
        <mrow>
          <mo fence="true" stretchy="false">[</mo>
          <mrow>
            <mi>k</mi>
          </mrow>
          <mo fence="true" stretchy="false">]</mo>
        </mrow>
        <mo stretchy="false">=</mo>
        <mi>λ</mi>
      </mrow>
      <mi>e</mi>
      <mrow>
        <mo fence="true" stretchy="false">[</mo>
        <mrow>
          <mi>k</mi>
        </mrow>
        <mo fence="true" stretchy="false">]</mo>
      </mrow>
    </mrow>
    <annotation encoding="StarMath 5.0">e[k+1] = x[k+1] = x[ k] + T v[k ] = %lambda  e[ k] 
</annotation>
  </semantics>
</math>
</file>

<file path=Object 3/content.xml><?xml version="1.0" encoding="utf-8"?>
<math xmlns="http://www.w3.org/1998/Math/MathML" display="block">
  <semantics>
    <mrow>
      <mi>z</mi>
      <mi>,</mi>
      <mi>w</mi>
    </mrow>
    <annotation encoding="StarMath 5.0">z,w</annotation>
  </semantics>
</math>
</file>

<file path=Object 30/content.xml><?xml version="1.0" encoding="utf-8"?>
<math xmlns="http://www.w3.org/1998/Math/MathML" display="block">
  <semantics>
    <mtable>
      <mtr>
        <mtd>
          <mrow>
            <mi>T</mi>
            <mi>σ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i>x</mi>
            </mrow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i>T</mi>
            </mrow>
            <mi>v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−</mo>
              <mi>λ</mi>
            </mrow>
            <mi>x</mi>
            <mrow>
              <mo fence="true" stretchy="false">[</mo>
              <mrow>
                <mi>k</mi>
              </mrow>
              <mo fence="true" stretchy="false">]</mo>
            </mrow>
          </mrow>
        </mtd>
      </mtr>
      <mtr>
        <mtd>
          <mrow>
            <mi>T</mi>
            <mi>σ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o fence="true" stretchy="false">(</mo>
                <mrow>
                  <mrow>
                    <mn>1</mn>
                    <mo stretchy="false">−</mo>
                    <mi>λ</mi>
                  </mrow>
                </mrow>
                <mo fence="true" stretchy="false">)</mo>
              </mrow>
            </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i>T</mi>
            </mrow>
            <mi>v</mi>
            <mrow>
              <mo fence="true" stretchy="false">[</mo>
              <mrow>
                <mi>k</mi>
              </mrow>
              <mo fence="true" stretchy="false">]</mo>
            </mrow>
          </mrow>
        </mtd>
      </mtr>
      <mtr>
        <mtd>
          <mrow>
            <mi>σ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row>
                  <mo fence="true" stretchy="false">(</mo>
                  <mrow>
                    <mrow>
                      <mn>1</mn>
                      <mo stretchy="false">−</mo>
                      <mi>λ</mi>
                    </mrow>
                  </mrow>
                  <mo fence="true" stretchy="false">)</mo>
                </mrow>
                <mo stretchy="false">/</mo>
                <mi>T</mi>
              </mrow>
            </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i>v</mi>
            </mrow>
            <mrow>
              <mo fence="true" stretchy="false">[</mo>
              <mrow>
                <mi>k</mi>
              </mrow>
              <mo fence="true" stretchy="false">]</mo>
            </mrow>
          </mrow>
        </mtd>
      </mtr>
      <mtr>
        <mtd>
          <mrow>
            <mi>σ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i>K</mi>
            </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i>v</mi>
            </mrow>
            <mrow>
              <mo fence="true" stretchy="false">[</mo>
              <mrow>
                <mi>k</mi>
              </mrow>
              <mo fence="true" stretchy="false">]</mo>
            </mrow>
          </mrow>
        </mtd>
      </mtr>
    </mtable>
    <annotation encoding="StarMath 5.0">T %sigma[k] = x[ k] + T v[k ] - %lambda x[ k] newline
T %sigma[k] = (1- %lambda)x[ k] + T v[k ] newline
 %sigma[k] = (1- %lambda)/T x[ k] + v[k ] newline
 %sigma[k] = K x[ k] + v[k] 
</annotation>
  </semantics>
</math>
</file>

<file path=Object 31/content.xml><?xml version="1.0" encoding="utf-8"?>
<math xmlns="http://www.w3.org/1998/Math/MathML" display="block">
  <semantics>
    <mrow>
      <mi>σ</mi>
      <mrow>
        <mrow>
          <mo fence="true" stretchy="false">[</mo>
          <mrow>
            <mrow>
              <mi>k</mi>
              <mo stretchy="false">+</mo>
              <mn>1</mn>
            </mrow>
          </mrow>
          <mo fence="true" stretchy="false">]</mo>
        </mrow>
        <mo stretchy="false">=</mo>
        <mi>K</mi>
      </mrow>
      <mi>x</mi>
      <mrow>
        <mrow>
          <mo fence="true" stretchy="false">[</mo>
          <mrow>
            <mrow>
              <mi>k</mi>
              <mo stretchy="false">+</mo>
              <mn>1</mn>
            </mrow>
          </mrow>
          <mo fence="true" stretchy="false">]</mo>
        </mrow>
        <mo stretchy="false">+</mo>
        <mi>v</mi>
      </mrow>
      <mrow>
        <mo fence="true" stretchy="false">[</mo>
        <mrow>
          <mrow>
            <mi>k</mi>
            <mo stretchy="false">+</mo>
            <mn>1</mn>
          </mrow>
        </mrow>
        <mo fence="true" stretchy="false">]</mo>
      </mrow>
    </mrow>
    <annotation encoding="StarMath 5.0">
%sigma[k+1] = K x[ k+1] + v[k+1 ]
</annotation>
  </semantics>
</math>
</file>

<file path=Object 32/content.xml><?xml version="1.0" encoding="utf-8"?>
<math xmlns="http://www.w3.org/1998/Math/MathML" display="block">
  <semantics>
    <mrow>
      <mi>σ</mi>
      <mrow>
        <mrow>
          <mo fence="true" stretchy="false">[</mo>
          <mrow>
            <mrow>
              <mi>k</mi>
              <mo stretchy="false">+</mo>
              <mn>1</mn>
            </mrow>
          </mrow>
          <mo fence="true" stretchy="false">]</mo>
        </mrow>
        <mo stretchy="false">=</mo>
        <mi>K</mi>
      </mrow>
      <mrow>
        <mrow>
          <mo fence="true" stretchy="false">(</mo>
          <mrow>
            <mrow>
              <mi>x</mi>
              <mrow>
                <mrow>
                  <mo fence="true" stretchy="false">[</mo>
                  <mrow>
                    <mi>k</mi>
                  </mrow>
                  <mo fence="true" stretchy="false">]</mo>
                </mrow>
                <mo stretchy="false">+</mo>
                <mi>T</mi>
              </mrow>
              <mi>v</mi>
              <mrow>
                <mo fence="true" stretchy="false">[</mo>
                <mrow>
                  <mi>k</mi>
                </mrow>
                <mo fence="true" stretchy="false">]</mo>
              </mrow>
            </mrow>
          </mrow>
          <mo fence="true" stretchy="false">)</mo>
        </mrow>
        <mo stretchy="false">+</mo>
        <mrow>
          <mo fence="true" stretchy="false">(</mo>
          <mrow>
            <mrow>
              <mi>v</mi>
              <mrow>
                <mrow>
                  <mo fence="true" stretchy="false">[</mo>
                  <mrow>
                    <mi>k</mi>
                  </mrow>
                  <mo fence="true" stretchy="false">]</mo>
                </mrow>
                <mo stretchy="false">+</mo>
                <mi>T</mi>
              </mrow>
              <mi>u</mi>
              <mrow>
                <mo fence="true" stretchy="false">[</mo>
                <mrow>
                  <mi>k</mi>
                </mrow>
                <mo fence="true" stretchy="false">]</mo>
              </mrow>
            </mrow>
          </mrow>
          <mo fence="true" stretchy="false">)</mo>
        </mrow>
      </mrow>
    </mrow>
    <annotation encoding="StarMath 5.0">
%sigma[k+1] = K (x[ k] + T v[k ]) + (v[k] + T u[ k] )
</annotation>
  </semantics>
</math>
</file>

<file path=Object 33/content.xml><?xml version="1.0" encoding="utf-8"?>
<math xmlns="http://www.w3.org/1998/Math/MathML" display="block">
  <semantics>
    <mrow>
      <mi>σ</mi>
      <mrow>
        <mrow>
          <mo fence="true" stretchy="false">[</mo>
          <mrow>
            <mrow>
              <mi>k</mi>
              <mo stretchy="false">+</mo>
              <mn>1</mn>
            </mrow>
          </mrow>
          <mo fence="true" stretchy="false">]</mo>
        </mrow>
        <mo stretchy="false">=</mo>
        <mi>K</mi>
      </mrow>
      <mrow>
        <mrow>
          <mrow>
            <mo fence="true" stretchy="false">(</mo>
            <mrow>
              <mrow>
                <mi>x</mi>
                <mrow>
                  <mrow>
                    <mo fence="true" stretchy="false">[</mo>
                    <mrow>
                      <mi>k</mi>
                    </mrow>
                    <mo fence="true" stretchy="false">]</mo>
                  </mrow>
                  <mo stretchy="false">+</mo>
                  <mi>T</mi>
                </mrow>
                <mi>v</mi>
                <mrow>
                  <mo fence="true" stretchy="false">[</mo>
                  <mrow>
                    <mi>k</mi>
                  </mrow>
                  <mo fence="true" stretchy="false">]</mo>
                </mrow>
              </mrow>
            </mrow>
            <mo fence="true" stretchy="false">)</mo>
          </mrow>
          <mo stretchy="false">+</mo>
          <mrow>
            <mo fence="true" stretchy="false">(</mo>
            <mrow>
              <mrow>
                <mi>v</mi>
                <mrow>
                  <mrow>
                    <mo fence="true" stretchy="false">[</mo>
                    <mrow>
                      <mi>k</mi>
                    </mrow>
                    <mo fence="true" stretchy="false">]</mo>
                  </mrow>
                  <mo stretchy="false">+</mo>
                  <mi>T</mi>
                </mrow>
                <mi>u</mi>
                <mrow>
                  <mo fence="true" stretchy="false">[</mo>
                  <mrow>
                    <mi>k</mi>
                  </mrow>
                  <mo fence="true" stretchy="false">]</mo>
                </mrow>
              </mrow>
            </mrow>
            <mo fence="true" stretchy="false">)</mo>
          </mrow>
        </mrow>
        <mo stretchy="false">=</mo>
        <mn>0</mn>
      </mrow>
    </mrow>
    <annotation encoding="StarMath 5.0">
%sigma[k+1] = K (x[ k] + T v[k ]) + (v[k] + T u[ k] )=0
</annotation>
  </semantics>
</math>
</file>

<file path=Object 34/content.xml><?xml version="1.0" encoding="utf-8"?>
<math xmlns="http://www.w3.org/1998/Math/MathML" display="block">
  <semantics>
    <mtable>
      <mtr>
        <mtd>
          <mrow>
            <mi>T</mi>
            <mi>u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o stretchy="false">−</mo>
                <mi>K</mi>
              </mrow>
            </mrow>
            <mrow>
              <mrow>
                <mo fence="true" stretchy="false">(</mo>
                <mrow>
                  <mrow>
                    <mi>x</mi>
                    <mrow>
                      <mrow>
                        <mo fence="true" stretchy="false">[</mo>
                        <mrow>
                          <mi>k</mi>
                        </mrow>
                        <mo fence="true" stretchy="false">]</mo>
                      </mrow>
                      <mo stretchy="false">+</mo>
                      <mi>T</mi>
                    </mrow>
                    <mi>v</mi>
                    <mrow>
                      <mo fence="true" stretchy="false">[</mo>
                      <mrow>
                        <mi>k</mi>
                      </mrow>
                      <mo fence="true" stretchy="false">]</mo>
                    </mrow>
                  </mrow>
                </mrow>
                <mo fence="true" stretchy="false">)</mo>
              </mrow>
              <mo stretchy="false">−</mo>
              <mi>v</mi>
            </mrow>
            <mrow>
              <mo fence="true" stretchy="false">[</mo>
              <mrow>
                <mi>k</mi>
              </mrow>
              <mo fence="true" stretchy="false">]</mo>
            </mrow>
          </mrow>
        </mtd>
      </mtr>
      <mtr>
        <mtd>
          <mrow>
            <mi>T</mi>
            <mi>u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o stretchy="false">−</mo>
                <mi>K</mi>
              </mrow>
            </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−</mo>
              <mi>K</mi>
            </mrow>
            <mi>T</mi>
            <mi>v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−</mo>
              <mi>v</mi>
            </mrow>
            <mrow>
              <mo fence="true" stretchy="false">[</mo>
              <mrow>
                <mi>k</mi>
              </mrow>
              <mo fence="true" stretchy="false">]</mo>
            </mrow>
          </mrow>
        </mtd>
      </mtr>
      <mtr>
        <mtd>
          <mrow>
            <mi>T</mi>
            <mi>u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o stretchy="false">−</mo>
                <mi>σ</mi>
              </mrow>
            </mrow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−</mo>
              <mrow>
                <mo fence="true" stretchy="false">(</mo>
                <mrow>
                  <mrow>
                    <mrow>
                      <mn>1</mn>
                      <mo stretchy="false">+</mo>
                      <mi>K</mi>
                    </mrow>
                    <mi>T</mi>
                  </mrow>
                </mrow>
                <mo fence="true" stretchy="false">)</mo>
              </mrow>
            </mrow>
            <mi>v</mi>
            <mrow>
              <mo fence="true" stretchy="false">[</mo>
              <mrow>
                <mi>k</mi>
              </mrow>
              <mo fence="true" stretchy="false">]</mo>
            </mrow>
          </mrow>
        </mtd>
      </mtr>
    </mtable>
    <annotation encoding="StarMath 5.0">

T u[ k] =  - K (x[ k] + T v[k ] )- v[k] newline
 
T u[ k] =   - K x[ k] -  K T v[k ] - v[k] newline

T u[ k] =   -%sigma[ k] -  (1+K T) v[k ] 
</annotation>
  </semantics>
</math>
</file>

<file path=Object 35/content.xml><?xml version="1.0" encoding="utf-8"?>
<math xmlns="http://www.w3.org/1998/Math/MathML" display="block">
  <semantics>
    <mtable>
      <mtr>
        <mtd>
          <mrow>
            <mi>x</mi>
            <mrow>
              <mrow>
                <mo fence="true" stretchy="false">[</mo>
                <mrow>
                  <mrow>
                    <mi>k</mi>
                    <mo stretchy="false">+</mo>
                    <mn>1</mn>
                  </mrow>
                </mrow>
                <mo fence="true" stretchy="false">]</mo>
              </mrow>
              <mo stretchy="false">=</mo>
              <mi>x</mi>
            </mrow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i>T</mi>
            </mrow>
            <mi>v</mi>
            <mrow>
              <mo fence="true" stretchy="false">[</mo>
              <mrow>
                <mi>k</mi>
              </mrow>
              <mo fence="true" stretchy="false">]</mo>
            </mrow>
          </mrow>
        </mtd>
      </mtr>
      <mtr>
        <mtd>
          <mrow>
            <mi>v</mi>
            <mrow>
              <mrow>
                <mo fence="true" stretchy="false">[</mo>
                <mrow>
                  <mrow>
                    <mi>k</mi>
                    <mo stretchy="false">+</mo>
                    <mn>1</mn>
                  </mrow>
                </mrow>
                <mo fence="true" stretchy="false">]</mo>
              </mrow>
              <mo stretchy="false">=</mo>
              <mi>v</mi>
            </mrow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−</mo>
              <mi>K</mi>
            </mrow>
            <mrow>
              <mrow>
                <mo fence="true" stretchy="false">(</mo>
                <mrow>
                  <mrow>
                    <mi>x</mi>
                    <mrow>
                      <mrow>
                        <mo fence="true" stretchy="false">[</mo>
                        <mrow>
                          <mi>k</mi>
                        </mrow>
                        <mo fence="true" stretchy="false">]</mo>
                      </mrow>
                      <mo stretchy="false">+</mo>
                      <mi>T</mi>
                    </mrow>
                    <mi>v</mi>
                    <mrow>
                      <mo fence="true" stretchy="false">[</mo>
                      <mrow>
                        <mi>k</mi>
                      </mrow>
                      <mo fence="true" stretchy="false">]</mo>
                    </mrow>
                  </mrow>
                </mrow>
                <mo fence="true" stretchy="false">)</mo>
              </mrow>
              <mo stretchy="false">−</mo>
              <mi>v</mi>
            </mrow>
            <mrow>
              <mo fence="true" stretchy="false">[</mo>
              <mrow>
                <mi>k</mi>
              </mrow>
              <mo fence="true" stretchy="false">]</mo>
            </mrow>
          </mrow>
        </mtd>
      </mtr>
    </mtable>
    <annotation encoding="StarMath 5.0">x[k+1] = x[k] + T v[k] newline
v[k+1] = v[k] - K (x[ k] + T v[k ] )- v[k]</annotation>
  </semantics>
</math>
</file>

<file path=Object 36/content.xml><?xml version="1.0" encoding="utf-8"?>
<math xmlns="http://www.w3.org/1998/Math/MathML" display="block">
  <semantics>
    <mtable>
      <mtr>
        <mtd>
          <mrow>
            <mi>x</mi>
            <mrow>
              <mrow>
                <mo fence="true" stretchy="false">[</mo>
                <mrow>
                  <mrow>
                    <mi>k</mi>
                    <mo stretchy="false">+</mo>
                    <mn>1</mn>
                  </mrow>
                </mrow>
                <mo fence="true" stretchy="false">]</mo>
              </mrow>
              <mo stretchy="false">=</mo>
              <mi>x</mi>
            </mrow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i>T</mi>
            </mrow>
            <mi>v</mi>
            <mrow>
              <mo fence="true" stretchy="false">[</mo>
              <mrow>
                <mi>k</mi>
              </mrow>
              <mo fence="true" stretchy="false">]</mo>
            </mrow>
          </mrow>
        </mtd>
      </mtr>
      <mtr>
        <mtd>
          <mrow>
            <mi>v</mi>
            <mrow>
              <mrow>
                <mo fence="true" stretchy="false">[</mo>
                <mrow>
                  <mrow>
                    <mi>k</mi>
                    <mo stretchy="false">+</mo>
                    <mn>1</mn>
                  </mrow>
                </mrow>
                <mo fence="true" stretchy="false">]</mo>
              </mrow>
              <mo stretchy="false">=</mo>
              <mrow>
                <mo stretchy="false">−</mo>
                <mi>K</mi>
              </mrow>
            </mrow>
            <mrow>
              <mo fence="true" stretchy="false">(</mo>
              <mrow>
                <mrow>
                  <mi>x</mi>
                  <mrow>
                    <mrow>
                      <mo fence="true" stretchy="false">[</mo>
                      <mrow>
                        <mi>k</mi>
                      </mrow>
                      <mo fence="true" stretchy="false">]</mo>
                    </mrow>
                    <mo stretchy="false">+</mo>
                    <mi>T</mi>
                  </mrow>
                  <mi>v</mi>
                  <mrow>
                    <mo fence="true" stretchy="false">[</mo>
                    <mrow>
                      <mi>k</mi>
                    </mrow>
                    <mo fence="true" stretchy="false">]</mo>
                  </mrow>
                </mrow>
              </mrow>
              <mo fence="true" stretchy="false">)</mo>
            </mrow>
          </mrow>
        </mtd>
      </mtr>
    </mtable>
    <annotation encoding="StarMath 5.0">x[k+1] = x[k] + T v[k] newline
v[k+1] =- K (x[ k] + T v[k ] )</annotation>
  </semantics>
</math>
</file>

<file path=Object 37/content.xml><?xml version="1.0" encoding="utf-8"?>
<math xmlns="http://www.w3.org/1998/Math/MathML" display="block">
  <semantics>
    <mtable>
      <mtr>
        <mtd>
          <mrow>
            <mi>x</mi>
            <mrow>
              <mrow>
                <mo fence="true" stretchy="false">[</mo>
                <mrow>
                  <mrow>
                    <mi>k</mi>
                    <mo stretchy="false">+</mo>
                    <mn>2</mn>
                  </mrow>
                </mrow>
                <mo fence="true" stretchy="false">]</mo>
              </mrow>
              <mo stretchy="false">=</mo>
              <mi>x</mi>
            </mrow>
            <mrow>
              <mrow>
                <mo fence="true" stretchy="false">[</mo>
                <mrow>
                  <mrow>
                    <mi>k</mi>
                    <mo stretchy="false">+</mo>
                    <mn>1</mn>
                  </mrow>
                </mrow>
                <mo fence="true" stretchy="false">]</mo>
              </mrow>
              <mo stretchy="false">+</mo>
              <mi>T</mi>
            </mrow>
            <mi>v</mi>
            <mrow>
              <mo fence="true" stretchy="false">[</mo>
              <mrow>
                <mrow>
                  <mi>k</mi>
                  <mo stretchy="false">+</mo>
                  <mn>1</mn>
                </mrow>
              </mrow>
              <mo fence="true" stretchy="false">]</mo>
            </mrow>
          </mrow>
        </mtd>
      </mtr>
      <mtr>
        <mtd>
          <mrow>
            <mi>x</mi>
            <mrow>
              <mrow>
                <mo fence="true" stretchy="false">[</mo>
                <mrow>
                  <mrow>
                    <mi>k</mi>
                    <mo stretchy="false">+</mo>
                    <mn>2</mn>
                  </mrow>
                </mrow>
                <mo fence="true" stretchy="false">]</mo>
              </mrow>
              <mo stretchy="false">=</mo>
              <mi>x</mi>
            </mrow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i>T</mi>
            </mrow>
            <mi>v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−</mo>
              <mi mathvariant="italic">TK</mi>
            </mrow>
            <mrow>
              <mo fence="true" stretchy="false">(</mo>
              <mrow>
                <mrow>
                  <mi>x</mi>
                  <mrow>
                    <mrow>
                      <mo fence="true" stretchy="false">[</mo>
                      <mrow>
                        <mi>k</mi>
                      </mrow>
                      <mo fence="true" stretchy="false">]</mo>
                    </mrow>
                    <mo stretchy="false">+</mo>
                    <mi>T</mi>
                  </mrow>
                  <mi>v</mi>
                  <mrow>
                    <mo fence="true" stretchy="false">[</mo>
                    <mrow>
                      <mi>k</mi>
                    </mrow>
                    <mo fence="true" stretchy="false">]</mo>
                  </mrow>
                </mrow>
              </mrow>
              <mo fence="true" stretchy="false">)</mo>
            </mrow>
          </mrow>
        </mtd>
      </mtr>
      <mtr>
        <mtd>
          <mrow>
            <mi>x</mi>
            <mrow>
              <mrow>
                <mo fence="true" stretchy="false">[</mo>
                <mrow>
                  <mrow>
                    <mi>k</mi>
                    <mo stretchy="false">+</mo>
                    <mn>2</mn>
                  </mrow>
                </mrow>
                <mo fence="true" stretchy="false">]</mo>
              </mrow>
              <mo stretchy="false">=</mo>
              <mrow>
                <mo fence="true" stretchy="false">(</mo>
                <mrow>
                  <mrow>
                    <mn>1</mn>
                    <mo stretchy="false">−</mo>
                    <mi mathvariant="italic">TK</mi>
                  </mrow>
                </mrow>
                <mo fence="true" stretchy="false">)</mo>
              </mrow>
            </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row>
                <mo fence="true" stretchy="false">(</mo>
                <mrow>
                  <mrow>
                    <mn>1</mn>
                    <mo stretchy="false">−</mo>
                    <mi mathvariant="italic">TK</mi>
                  </mrow>
                </mrow>
                <mo fence="true" stretchy="false">)</mo>
              </mrow>
            </mrow>
            <mi mathvariant="italic">Tv</mi>
            <mrow>
              <mo fence="true" stretchy="false">[</mo>
              <mrow>
                <mi>k</mi>
              </mrow>
              <mo fence="true" stretchy="false">]</mo>
            </mrow>
          </mrow>
        </mtd>
      </mtr>
      <mtr>
        <mtd>
          <mrow>
            <mi>x</mi>
            <mrow>
              <mrow>
                <mo fence="true" stretchy="false">[</mo>
                <mrow>
                  <mrow>
                    <mi>k</mi>
                    <mo stretchy="false">+</mo>
                    <mn>2</mn>
                  </mrow>
                </mrow>
                <mo fence="true" stretchy="false">]</mo>
              </mrow>
              <mo stretchy="false">=</mo>
              <mrow>
                <mo fence="true" stretchy="false">(</mo>
                <mrow>
                  <mrow>
                    <mn>1</mn>
                    <mo stretchy="false">−</mo>
                    <mi mathvariant="italic">TK</mi>
                  </mrow>
                </mrow>
                <mo fence="true" stretchy="false">)</mo>
              </mrow>
            </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row>
                <mo fence="true" stretchy="false">(</mo>
                <mrow>
                  <mrow>
                    <mn>1</mn>
                    <mo stretchy="false">−</mo>
                    <mi mathvariant="italic">TK</mi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i>x</mi>
                  <mrow>
                    <mrow>
                      <mo fence="true" stretchy="false">[</mo>
                      <mrow>
                        <mrow>
                          <mi>k</mi>
                          <mo stretchy="false">+</mo>
                          <mn>1</mn>
                        </mrow>
                      </mrow>
                      <mo fence="true" stretchy="false">]</mo>
                    </mrow>
                    <mo stretchy="false">−</mo>
                    <mi>x</mi>
                  </mrow>
                  <mrow>
                    <mo fence="true" stretchy="false">[</mo>
                    <mrow>
                      <mi>k</mi>
                    </mrow>
                    <mo fence="true" stretchy="false">]</mo>
                  </mrow>
                </mrow>
              </mrow>
              <mo fence="true" stretchy="false">)</mo>
            </mrow>
          </mrow>
        </mtd>
      </mtr>
      <mtr>
        <mtd>
          <mrow>
            <mi>x</mi>
            <mrow>
              <mrow>
                <mo fence="true" stretchy="false">[</mo>
                <mrow>
                  <mrow>
                    <mi>k</mi>
                    <mo stretchy="false">+</mo>
                    <mn>2</mn>
                  </mrow>
                </mrow>
                <mo fence="true" stretchy="false">]</mo>
              </mrow>
              <mo stretchy="false">=</mo>
              <mrow>
                <mo fence="true" stretchy="false">(</mo>
                <mrow>
                  <mrow>
                    <mn>1</mn>
                    <mo stretchy="false">−</mo>
                    <mi mathvariant="italic">TK</mi>
                  </mrow>
                </mrow>
                <mo fence="true" stretchy="false">)</mo>
              </mrow>
            </mrow>
            <mi>x</mi>
            <mrow>
              <mo fence="true" stretchy="false">[</mo>
              <mrow>
                <mrow>
                  <mi>k</mi>
                  <mo stretchy="false">+</mo>
                  <mn>1</mn>
                </mrow>
              </mrow>
              <mo fence="true" stretchy="false">]</mo>
            </mrow>
          </mrow>
        </mtd>
      </mtr>
      <mtr>
        <mtd>
          <mrow>
            <mi>x</mi>
            <mrow>
              <mrow>
                <mo fence="true" stretchy="false">[</mo>
                <mrow>
                  <mrow>
                    <mi>k</mi>
                    <mo stretchy="false">+</mo>
                    <mn>2</mn>
                  </mrow>
                </mrow>
                <mo fence="true" stretchy="false">]</mo>
              </mrow>
              <mo stretchy="false">=</mo>
              <mi>λ</mi>
            </mrow>
            <mi>x</mi>
            <mrow>
              <mo fence="true" stretchy="false">[</mo>
              <mrow>
                <mrow>
                  <mi>k</mi>
                  <mo stretchy="false">+</mo>
                  <mn>1</mn>
                </mrow>
              </mrow>
              <mo fence="true" stretchy="false">]</mo>
            </mrow>
          </mrow>
        </mtd>
      </mtr>
    </mtable>
    <annotation encoding="StarMath 5.0">x[k+2] = x[k+1] + T v[k+1] newline
x[k+2] = x[k] + T v[k] - TK (x[ k] + T v[k ] ) newline
x[k+2] = (1-TK)x[k] + (1-TK) Tv[k]  newline
x[k+2] = (1-TK)x[k] + (1-TK) (x[k+1] - x[k])  newline
x[k+2] =  (1-TK) x[k+1] newline
x[k+2] =  %lambda x[k+1] 
</annotation>
  </semantics>
</math>
</file>

<file path=Object 38/content.xml><?xml version="1.0" encoding="utf-8"?>
<math xmlns="http://www.w3.org/1998/Math/MathML" display="block">
  <semantics>
    <mtable>
      <mtr>
        <mtd>
          <mrow>
            <mi>v</mi>
            <mrow>
              <mrow>
                <mo fence="true" stretchy="false">[</mo>
                <mrow>
                  <mrow>
                    <mi>k</mi>
                    <mo stretchy="false">+</mo>
                    <mn>1</mn>
                  </mrow>
                </mrow>
                <mo fence="true" stretchy="false">]</mo>
              </mrow>
              <mo stretchy="false">=</mo>
              <mi>v</mi>
            </mrow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i>T</mi>
            </mrow>
            <mi>u</mi>
            <mrow>
              <mo fence="true" stretchy="false">[</mo>
              <mrow>
                <mi>k</mi>
              </mrow>
              <mo fence="true" stretchy="false">]</mo>
            </mrow>
          </mrow>
        </mtd>
      </mtr>
      <mtr>
        <mtd>
          <mrow>
            <mi>v</mi>
            <mrow>
              <mrow>
                <mo fence="true" stretchy="false">[</mo>
                <mrow>
                  <mrow>
                    <mi>k</mi>
                    <mo stretchy="false">+</mo>
                    <mn>1</mn>
                  </mrow>
                </mrow>
                <mo fence="true" stretchy="false">]</mo>
              </mrow>
              <mo stretchy="false">=</mo>
              <mi>v</mi>
            </mrow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−</mo>
              <mi>K</mi>
            </mrow>
            <mrow>
              <mrow>
                <mo fence="true" stretchy="false">(</mo>
                <mrow>
                  <mrow>
                    <mi>x</mi>
                    <mrow>
                      <mrow>
                        <mo fence="true" stretchy="false">[</mo>
                        <mrow>
                          <mi>k</mi>
                        </mrow>
                        <mo fence="true" stretchy="false">]</mo>
                      </mrow>
                      <mo stretchy="false">+</mo>
                      <mi>T</mi>
                    </mrow>
                    <mi>v</mi>
                    <mrow>
                      <mo fence="true" stretchy="false">[</mo>
                      <mrow>
                        <mi>k</mi>
                      </mrow>
                      <mo fence="true" stretchy="false">]</mo>
                    </mrow>
                  </mrow>
                </mrow>
                <mo fence="true" stretchy="false">)</mo>
              </mrow>
              <mo stretchy="false">−</mo>
              <mi>v</mi>
            </mrow>
            <mrow>
              <mo fence="true" stretchy="false">[</mo>
              <mrow>
                <mi>k</mi>
              </mrow>
              <mo fence="true" stretchy="false">]</mo>
            </mrow>
          </mrow>
        </mtd>
      </mtr>
      <mtr>
        <mtd>
          <mrow>
            <mi>v</mi>
            <mrow>
              <mrow>
                <mo fence="true" stretchy="false">[</mo>
                <mrow>
                  <mrow>
                    <mi>k</mi>
                    <mo stretchy="false">+</mo>
                    <mn>1</mn>
                  </mrow>
                </mrow>
                <mo fence="true" stretchy="false">]</mo>
              </mrow>
              <mo stretchy="false">=</mo>
              <mrow>
                <mo stretchy="false">−</mo>
                <mi>K</mi>
              </mrow>
            </mrow>
            <mrow>
              <mo fence="true" stretchy="false">(</mo>
              <mrow>
                <mrow>
                  <mi>x</mi>
                  <mrow>
                    <mrow>
                      <mo fence="true" stretchy="false">[</mo>
                      <mrow>
                        <mi>k</mi>
                      </mrow>
                      <mo fence="true" stretchy="false">]</mo>
                    </mrow>
                    <mo stretchy="false">+</mo>
                    <mi>T</mi>
                  </mrow>
                  <mi>v</mi>
                  <mrow>
                    <mo fence="true" stretchy="false">[</mo>
                    <mrow>
                      <mi>k</mi>
                    </mrow>
                    <mo fence="true" stretchy="false">]</mo>
                  </mrow>
                </mrow>
              </mrow>
              <mo fence="true" stretchy="false">)</mo>
            </mrow>
          </mrow>
        </mtd>
      </mtr>
    </mtable>
    <annotation encoding="StarMath 5.0">v[k+1] = v[k] + T u[k]  newline

v[k+1] = v[k] - K (x[ k] + T v[k ] )- v[k]   newline

v[k+1] = - K (x[ k] + T v[k ] )   newline
</annotation>
  </semantics>
</math>
</file>

<file path=Object 39/content.xml><?xml version="1.0" encoding="utf-8"?>
<math xmlns="http://www.w3.org/1998/Math/MathML" display="block">
  <semantics>
    <mtable>
      <mtr>
        <mtd>
          <mrow>
            <mrow>
              <mi>x</mi>
              <mo stretchy="false">=</mo>
              <mi>x</mi>
            </mrow>
            <mrow>
              <mn>0</mn>
              <mo stretchy="false">+</mo>
              <mrow>
                <mn>1</mn>
                <mo stretchy="false">/</mo>
                <mn>2</mn>
              </mrow>
            </mrow>
            <mi>U</mi>
            <msup>
              <mi>t</mi>
              <mn>2</mn>
            </msup>
          </mrow>
        </mtd>
      </mtr>
      <mtr>
        <mtd>
          <mrow>
            <mrow>
              <mi>v</mi>
              <mo stretchy="false">=</mo>
              <mrow>
                <mo stretchy="false">−</mo>
                <mi>U</mi>
              </mrow>
            </mrow>
            <mi>t</mi>
          </mrow>
        </mtd>
      </mtr>
    </mtable>
    <annotation encoding="StarMath 5.0">
x =  x0 + 1/2 U t^2 newline
v = -U t</annotation>
  </semantics>
</math>
</file>

<file path=Object 4/content.xml><?xml version="1.0" encoding="utf-8"?>
<math xmlns="http://www.w3.org/1998/Math/MathML" display="block">
  <semantics>
    <mrow>
      <mi>u</mi>
      <mi>,</mi>
      <mi>v</mi>
    </mrow>
    <annotation encoding="StarMath 5.0">u,v</annotation>
  </semantics>
</math>
</file>

<file path=Object 40/content.xml><?xml version="1.0" encoding="utf-8"?>
<math xmlns="http://www.w3.org/1998/Math/MathML" display="block">
  <semantics>
    <mrow>
      <mi>e</mi>
      <mrow>
        <mrow>
          <mo fence="true" stretchy="false">[</mo>
          <mrow>
            <mi>k</mi>
          </mrow>
          <mo fence="true" stretchy="false">]</mo>
        </mrow>
        <mo stretchy="false">=</mo>
        <mi>x</mi>
      </mrow>
      <mrow>
        <mo fence="true" stretchy="false">[</mo>
        <mrow>
          <mi>k</mi>
        </mrow>
        <mo fence="true" stretchy="false">]</mo>
      </mrow>
    </mrow>
    <annotation encoding="StarMath 5.0">e[k] = x[k]  </annotation>
  </semantics>
</math>
</file>

<file path=Object 41/content.xml><?xml version="1.0" encoding="utf-8"?>
<math xmlns="http://www.w3.org/1998/Math/MathML" display="block">
  <semantics>
    <mrow>
      <mrow>
        <mi>v</mi>
        <mo stretchy="false">=</mo>
        <mrow>
          <mo stretchy="false">−</mo>
          <mi>K</mi>
        </mrow>
      </mrow>
      <mi>x</mi>
    </mrow>
    <annotation encoding="StarMath 5.0">v = -K x</annotation>
  </semantics>
</math>
</file>

<file path=Object 42/content.xml><?xml version="1.0" encoding="utf-8"?>
<math xmlns="http://www.w3.org/1998/Math/MathML" display="block">
  <semantics>
    <mtable>
      <mtr>
        <mtd>
          <mrow>
            <mi>σ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i>x</mi>
            </mrow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i>T</mi>
            </mrow>
            <mi>v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−</mo>
              <mi>λ</mi>
            </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n>0</mn>
            </mrow>
          </mrow>
        </mtd>
      </mtr>
      <mtr>
        <mtd>
          <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i>T</mi>
            </mrow>
            <mi>v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i>λ</mi>
            </mrow>
            <mi>x</mi>
            <mrow>
              <mo fence="true" stretchy="false">[</mo>
              <mrow>
                <mi>k</mi>
              </mrow>
              <mo fence="true" stretchy="false">]</mo>
            </mrow>
          </mrow>
        </mtd>
      </mtr>
    </mtable>
    <annotation encoding="StarMath 5.0">%sigma[k] = x[ k] + T v[k ] - %lambda x[ k] =0 newline
 x[ k] + T v[k ]  =  %lambda x[ k]</annotation>
  </semantics>
</math>
</file>

<file path=Object 43/content.xml><?xml version="1.0" encoding="utf-8"?>
<math xmlns="http://www.w3.org/1998/Math/MathML" display="block">
  <semantics>
    <mtable>
      <mtr>
        <mtd>
          <mrow>
            <mrow>
              <mi>x</mi>
              <mo stretchy="false">=</mo>
              <mi>x</mi>
            </mrow>
            <mrow>
              <mn>0</mn>
              <mo stretchy="false">+</mo>
              <mfrac>
                <mn>1</mn>
                <mn>2</mn>
              </mfrac>
            </mrow>
            <mi>U</mi>
            <msup>
              <mrow>
                <mo fence="true" stretchy="false">(</mo>
                <mrow>
                  <mfrac>
                    <mi>v</mi>
                    <mi>U</mi>
                  </mfrac>
                </mrow>
                <mo fence="true" stretchy="false">)</mo>
              </mrow>
              <mn>2</mn>
            </msup>
          </mrow>
        </mtd>
      </mtr>
      <mtr>
        <mtd>
          <mrow>
            <mrow>
              <mi>x</mi>
              <mo stretchy="false">=</mo>
              <mi>x</mi>
            </mrow>
            <mrow>
              <mn>0</mn>
              <mo stretchy="false">+</mo>
              <mfrac>
                <mn>1</mn>
                <mn>2</mn>
              </mfrac>
            </mrow>
            <mfrac>
              <msup>
                <mi>v</mi>
                <mn>2</mn>
              </msup>
              <mi>U</mi>
            </mfrac>
          </mrow>
        </mtd>
      </mtr>
    </mtable>
    <annotation encoding="StarMath 5.0">
x =  x0 + 1 over 2 U (v over U)^2  newline

x =  x0 + 1 over 2 v^2 over U  
</annotation>
  </semantics>
</math>
</file>

<file path=Object 44/content.xml><?xml version="1.0" encoding="utf-8"?>
<math xmlns="http://www.w3.org/1998/Math/MathML" display="block">
  <semantics>
    <mrow>
      <mi>K</mi>
      <mo stretchy="false">=</mo>
      <mrow>
        <mrow>
          <mo fence="true" stretchy="false">(</mo>
          <mrow>
            <mrow>
              <mn>1</mn>
              <mo stretchy="false">−</mo>
              <mi>λ</mi>
            </mrow>
          </mrow>
          <mo fence="true" stretchy="false">)</mo>
        </mrow>
        <mo stretchy="false">/</mo>
        <mi>T</mi>
      </mrow>
    </mrow>
    <annotation encoding="StarMath 5.0">K = (1- %lambda)/T</annotation>
  </semantics>
</math>
</file>

<file path=Object 45/content.xml><?xml version="1.0" encoding="utf-8"?>
<math xmlns="http://www.w3.org/1998/Math/MathML" display="block">
  <semantics>
    <mrow>
      <mrow>
        <mi>x</mi>
        <mo stretchy="false">=</mo>
        <mi>x</mi>
      </mrow>
      <mrow>
        <mn>0</mn>
        <mo stretchy="false">+</mo>
        <mfrac>
          <mn>1</mn>
          <mn>2</mn>
        </mfrac>
      </mrow>
      <mfrac>
        <msup>
          <mrow>
            <mo fence="true" stretchy="false">(</mo>
            <mrow>
              <mi mathvariant="italic">Kx</mi>
            </mrow>
            <mo fence="true" stretchy="false">)</mo>
          </mrow>
          <mn>2</mn>
        </msup>
        <mi>U</mi>
      </mfrac>
    </mrow>
    <annotation encoding="StarMath 5.0">
x =  x0 + 1 over 2 (Kx)^2 over U  
</annotation>
  </semantics>
</math>
</file>

<file path=Object 46/content.xml><?xml version="1.0" encoding="utf-8"?>
<math xmlns="http://www.w3.org/1998/Math/MathML" display="block">
  <semantics>
    <mrow>
      <msup>
        <mi>K</mi>
        <mn>2</mn>
      </msup>
      <mrow>
        <msup>
          <mi>x</mi>
          <mn>2</mn>
        </msup>
        <mo stretchy="false">+</mo>
        <mn>2</mn>
      </mrow>
      <mi>U</mi>
      <mrow>
        <mrow>
          <mo fence="true" stretchy="false">(</mo>
          <mrow>
            <mrow>
              <mi>x</mi>
              <mrow>
                <mn>0</mn>
                <mo stretchy="false">−</mo>
                <mi>x</mi>
              </mrow>
            </mrow>
          </mrow>
          <mo fence="true" stretchy="false">)</mo>
        </mrow>
        <mo stretchy="false">=</mo>
        <mn>0</mn>
      </mrow>
    </mrow>
    <annotation encoding="StarMath 5.0">
    K^2 x^2 + 2U(x0-x) = 0
</annotation>
  </semantics>
</math>
</file>

<file path=Object 47/content.xml><?xml version="1.0" encoding="utf-8"?>
<math xmlns="http://www.w3.org/1998/Math/MathML" display="block">
  <semantics>
    <mtable>
      <mtr>
        <mtd>
          <mrow>
            <mn>4</mn>
            <mrow>
              <msup>
                <mi>U</mi>
                <mn>2</mn>
              </msup>
              <mo stretchy="false">−</mo>
              <mn>4</mn>
            </mrow>
            <msup>
              <mi>K</mi>
              <mn>2</mn>
            </msup>
            <mn>2</mn>
            <mi>U</mi>
            <mi>x</mi>
            <mrow>
              <mn>0</mn>
              <mo stretchy="false">=</mo>
              <mn>0</mn>
            </mrow>
          </mrow>
        </mtd>
      </mtr>
      <mtr>
        <mtd>
          <mrow>
            <mrow>
              <msup>
                <mi>U</mi>
                <mn>2</mn>
              </msup>
              <mo stretchy="false">−</mo>
              <msup>
                <mi>K</mi>
                <mn>2</mn>
              </msup>
            </mrow>
            <mn>2</mn>
            <mi>U</mi>
            <mi>x</mi>
            <mrow>
              <mn>0</mn>
              <mo stretchy="false">=</mo>
              <mn>0</mn>
            </mrow>
          </mrow>
        </mtd>
      </mtr>
      <mtr>
        <mtd>
          <mrow>
            <mrow>
              <mi>U</mi>
              <mo stretchy="false">−</mo>
              <msup>
                <mi>K</mi>
                <mn>2</mn>
              </msup>
            </mrow>
            <mn>2</mn>
            <mi>x</mi>
            <mrow>
              <mn>0</mn>
              <mo stretchy="false">=</mo>
              <mn>0</mn>
            </mrow>
          </mrow>
        </mtd>
      </mtr>
      <mtr>
        <mtd>
          <mrow>
            <mi>K</mi>
            <mo stretchy="false">=</mo>
            <msqrt>
              <mfrac>
                <mi>U</mi>
                <mrow>
                  <mn>2</mn>
                  <mi>x</mi>
                  <mn>0</mn>
                </mrow>
              </mfrac>
            </msqrt>
          </mrow>
        </mtd>
      </mtr>
    </mtable>
    <annotation encoding="StarMath 5.0"> 4U^2 - 4 K^2 2 U x0 =0 newline
 
U^2 - K^2 2 U x0 =0 newline

U - K^2 2  x0 =0 newline
K = sqrt {U over {2x0} }
</annotation>
  </semantics>
</math>
</file>

<file path=Object 48/content.xml><?xml version="1.0" encoding="utf-8"?>
<math xmlns="http://www.w3.org/1998/Math/MathML" display="block">
  <semantics>
    <mrow>
      <msup>
        <mi>K</mi>
        <mn>2</mn>
      </msup>
      <mrow>
        <msup>
          <mi>x</mi>
          <mn>2</mn>
        </msup>
        <mo stretchy="false">−</mo>
        <mn>2</mn>
      </mrow>
      <mrow>
        <mi mathvariant="italic">Ux</mi>
        <mo stretchy="false">+</mo>
        <mn>2</mn>
      </mrow>
      <mi mathvariant="italic">Ux</mi>
      <mrow>
        <mn>0</mn>
        <mo stretchy="false">=</mo>
        <mn>0</mn>
      </mrow>
    </mrow>
    <annotation encoding="StarMath 5.0">
    K^2 x^2 - 2Ux + 2Ux0 = 0
</annotation>
  </semantics>
</math>
</file>

<file path=Object 49/content.xml><?xml version="1.0" encoding="utf-8"?>
<math xmlns="http://www.w3.org/1998/Math/MathML" display="block">
  <semantics>
    <mtable>
      <mtr>
        <mtd>
          <mrow>
            <mrow>
              <mi>x</mi>
              <mo stretchy="false">=</mo>
              <mn>2</mn>
            </mrow>
            <mfrac>
              <mi>U</mi>
              <mrow>
                <mn>2</mn>
                <msup>
                  <mi>K</mi>
                  <mn>2</mn>
                </msup>
              </mrow>
            </mfrac>
          </mrow>
        </mtd>
      </mtr>
      <mtr>
        <mtd>
          <mrow>
            <mi>x</mi>
            <mo stretchy="false">=</mo>
            <mfrac>
              <mi>U</mi>
              <msup>
                <mi>K</mi>
                <mn>2</mn>
              </msup>
            </mfrac>
          </mrow>
        </mtd>
      </mtr>
      <mtr>
        <mtd>
          <mrow>
            <mi>x</mi>
            <mo stretchy="false">=</mo>
            <mfrac>
              <mi>U</mi>
              <mfrac>
                <mi>U</mi>
                <mrow>
                  <mn>2</mn>
                  <mi>x</mi>
                  <mn>0</mn>
                </mrow>
              </mfrac>
            </mfrac>
          </mrow>
        </mtd>
      </mtr>
      <mtr>
        <mtd>
          <mrow>
            <mrow>
              <mi>x</mi>
              <mo stretchy="false">=</mo>
              <mn>2</mn>
            </mrow>
            <mi>x</mi>
            <mn>0</mn>
          </mrow>
        </mtd>
      </mtr>
    </mtable>
    <annotation encoding="StarMath 5.0">x = 2U over { 2 K^2} newline
x = U over {  K^2} newline
x = U over {  U over {2x0}} newline
x = 2x0

</annotation>
  </semantics>
</math>
</file>

<file path=Object 5/content.xml><?xml version="1.0" encoding="utf-8"?>
<math xmlns="http://www.w3.org/1998/Math/MathML" display="block">
  <semantics>
    <msub>
      <mi>u</mi>
      <mi>u</mi>
    </msub>
    <annotation encoding="StarMath 5.0">u_u</annotation>
  </semantics>
</math>
</file>

<file path=Object 50/content.xml><?xml version="1.0" encoding="utf-8"?>
<math xmlns="http://www.w3.org/1998/Math/MathML" display="block">
  <semantics>
    <mrow>
      <msub>
        <mi>e</mi>
        <mi>p</mi>
      </msub>
      <mrow>
        <mrow>
          <mo fence="true" stretchy="false">[</mo>
          <mrow>
            <mi>k</mi>
          </mrow>
          <mo fence="true" stretchy="false">]</mo>
        </mrow>
        <mo stretchy="false">=</mo>
        <mi>x</mi>
      </mrow>
      <mrow>
        <mrow>
          <mo fence="true" stretchy="false">[</mo>
          <mrow>
            <mi>k</mi>
          </mrow>
          <mo fence="true" stretchy="false">]</mo>
        </mrow>
        <mo stretchy="false">−</mo>
        <msub>
          <mi>x</mi>
          <mi mathvariant="italic">ref</mi>
        </msub>
      </mrow>
      <mrow>
        <mo fence="true" stretchy="false">[</mo>
        <mrow>
          <mi>k</mi>
        </mrow>
        <mo fence="true" stretchy="false">]</mo>
      </mrow>
    </mrow>
    <annotation encoding="StarMath 5.0">e_p[k] = x[k]  - x_ref [ k ]</annotation>
  </semantics>
</math>
</file>

<file path=Object 51/content.xml><?xml version="1.0" encoding="utf-8"?>
<math xmlns="http://www.w3.org/1998/Math/MathML" display="block">
  <semantics>
    <mtable>
      <mtr>
        <mtd>
          <mrow>
            <msub>
              <mi>e</mi>
              <mi>p</mi>
            </msub>
            <mrow>
              <mrow>
                <mo fence="true" stretchy="false">[</mo>
                <mrow>
                  <mrow>
                    <mi>k</mi>
                    <mo stretchy="false">+</mo>
                    <mn>1</mn>
                  </mrow>
                </mrow>
                <mo fence="true" stretchy="false">]</mo>
              </mrow>
              <mo stretchy="false">=</mo>
              <mi>x</mi>
            </mrow>
            <mrow>
              <mrow>
                <mo fence="true" stretchy="false">[</mo>
                <mrow>
                  <mrow>
                    <mi>k</mi>
                    <mo stretchy="false">+</mo>
                    <mn>1</mn>
                  </mrow>
                </mrow>
                <mo fence="true" stretchy="false">]</mo>
              </mrow>
              <mo stretchy="false">−</mo>
              <msub>
                <mi>x</mi>
                <mi mathvariant="italic">ref</mi>
              </msub>
            </mrow>
            <mrow>
              <mo fence="true" stretchy="false">[</mo>
              <mrow>
                <mrow>
                  <mi>k</mi>
                  <mo stretchy="false">+</mo>
                  <mn>1</mn>
                </mrow>
              </mrow>
              <mo fence="true" stretchy="false">]</mo>
            </mrow>
          </mrow>
        </mtd>
      </mtr>
      <mtr>
        <mtd>
          <mrow>
            <msub>
              <mi>e</mi>
              <mi>p</mi>
            </msub>
            <mrow>
              <mrow>
                <mo fence="true" stretchy="false">[</mo>
                <mrow>
                  <mrow>
                    <mi>k</mi>
                    <mo stretchy="false">+</mo>
                    <mn>1</mn>
                  </mrow>
                </mrow>
                <mo fence="true" stretchy="false">]</mo>
              </mrow>
              <mo stretchy="false">=</mo>
              <mi>x</mi>
            </mrow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i>T</mi>
            </mrow>
            <mi>v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−</mo>
              <msub>
                <mi>x</mi>
                <mi mathvariant="italic">ref</mi>
              </msub>
            </mrow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−</mo>
              <mi>T</mi>
            </mrow>
            <msub>
              <mi>v</mi>
              <mi mathvariant="italic">ref</mi>
            </msub>
            <mrow>
              <mo fence="true" stretchy="false">[</mo>
              <mrow>
                <mi>k</mi>
              </mrow>
              <mo fence="true" stretchy="false">]</mo>
            </mrow>
          </mrow>
        </mtd>
      </mtr>
      <mtr>
        <mtd>
          <mrow>
            <msub>
              <mi>e</mi>
              <mi>p</mi>
            </msub>
            <mrow>
              <mrow>
                <mo fence="true" stretchy="false">[</mo>
                <mrow>
                  <mrow>
                    <mi>k</mi>
                    <mo stretchy="false">+</mo>
                    <mn>1</mn>
                  </mrow>
                </mrow>
                <mo fence="true" stretchy="false">]</mo>
              </mrow>
              <mo stretchy="false">=</mo>
              <msub>
                <mi>e</mi>
                <mi>p</mi>
              </msub>
            </mrow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i>T</mi>
            </mrow>
            <msub>
              <mi>e</mi>
              <mi>v</mi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i>λ</mi>
            </mrow>
            <mi>e</mi>
            <mrow>
              <mo fence="true" stretchy="false">[</mo>
              <mrow>
                <mi>k</mi>
              </mrow>
              <mo fence="true" stretchy="false">]</mo>
            </mrow>
          </mrow>
        </mtd>
      </mtr>
    </mtable>
    <annotation encoding="StarMath 5.0">e_p[k+1] = x[k+1] - x_ref [ k+1 ] newline
e_p[k+1] = x[ k] + T v[k ] - x_ref[ k] - T v_ref[ k ] newline
e_p[k+1] = e_p[ k] + T e_v[ k] 
= %lambda  e[ k] 
</annotation>
  </semantics>
</math>
</file>

<file path=Object 52/content.xml><?xml version="1.0" encoding="utf-8"?>
<math xmlns="http://www.w3.org/1998/Math/MathML" display="block">
  <semantics>
    <mtable>
      <mtr>
        <mtd>
          <mrow>
            <mi>T</mi>
            <mi>σ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i>e</mi>
            </mrow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i>T</mi>
            </mrow>
            <mi>v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−</mo>
              <mi>T</mi>
            </mrow>
            <msub>
              <mi>v</mi>
              <mi mathvariant="italic">ref</mi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−</mo>
              <mi>λ</mi>
            </mrow>
            <mi>e</mi>
            <mrow>
              <mo fence="true" stretchy="false">[</mo>
              <mrow>
                <mi>k</mi>
              </mrow>
              <mo fence="true" stretchy="false">]</mo>
            </mrow>
          </mrow>
        </mtd>
      </mtr>
      <mtr>
        <mtd>
          <mrow>
            <mi>T</mi>
            <mi>σ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o fence="true" stretchy="false">(</mo>
                <mrow>
                  <mrow>
                    <mn>1</mn>
                    <mo stretchy="false">−</mo>
                    <mi>λ</mi>
                  </mrow>
                </mrow>
                <mo fence="true" stretchy="false">)</mo>
              </mrow>
            </mrow>
            <msub>
              <mi>e</mi>
              <mi>p</mi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i>T</mi>
            </mrow>
            <msub>
              <mi>e</mi>
              <mi>v</mi>
            </msub>
            <mrow>
              <mo fence="true" stretchy="false">[</mo>
              <mrow>
                <mi>k</mi>
              </mrow>
              <mo fence="true" stretchy="false">]</mo>
            </mrow>
          </mrow>
        </mtd>
      </mtr>
      <mtr>
        <mtd>
          <mrow>
            <mi>σ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row>
                  <mo fence="true" stretchy="false">(</mo>
                  <mrow>
                    <mrow>
                      <mn>1</mn>
                      <mo stretchy="false">−</mo>
                      <mi>λ</mi>
                    </mrow>
                  </mrow>
                  <mo fence="true" stretchy="false">)</mo>
                </mrow>
                <mo stretchy="false">/</mo>
                <mi>T</mi>
              </mrow>
            </mrow>
            <msub>
              <mi>e</mi>
              <mi>p</mi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sub>
                <mi>e</mi>
                <mi>v</mi>
              </msub>
            </mrow>
            <mrow>
              <mo fence="true" stretchy="false">[</mo>
              <mrow>
                <mi>k</mi>
              </mrow>
              <mo fence="true" stretchy="false">]</mo>
            </mrow>
          </mrow>
        </mtd>
      </mtr>
      <mtr>
        <mtd>
          <mrow>
            <mi>σ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i>K</mi>
            </mrow>
            <msub>
              <mi>e</mi>
              <mi>p</mi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sub>
                <mi>e</mi>
                <mi>v</mi>
              </msub>
            </mrow>
            <mrow>
              <mo fence="true" stretchy="false">[</mo>
              <mrow>
                <mi>k</mi>
              </mrow>
              <mo fence="true" stretchy="false">]</mo>
            </mrow>
          </mrow>
        </mtd>
      </mtr>
    </mtable>
    <annotation encoding="StarMath 5.0">T %sigma[k] = e[ k] + T v[k ] - T v_ref[ k ] - %lambda e[ k] newline
T %sigma[k] = (1- %lambda)e_p[ k] + T e_v[k] newline
 %sigma[k] = (1- %lambda)/T e_p[ k] + e_v[k] newline
 %sigma[k] = K e_p[k] + e_v[k]
</annotation>
  </semantics>
</math>
</file>

<file path=Object 53/content.xml><?xml version="1.0" encoding="utf-8"?>
<math xmlns="http://www.w3.org/1998/Math/MathML" display="block">
  <semantics>
    <mrow>
      <mi>σ</mi>
      <mrow>
        <mrow>
          <mo fence="true" stretchy="false">[</mo>
          <mrow>
            <mrow>
              <mi>k</mi>
              <mo stretchy="false">+</mo>
              <mn>1</mn>
            </mrow>
          </mrow>
          <mo fence="true" stretchy="false">]</mo>
        </mrow>
        <mo stretchy="false">=</mo>
        <mi>K</mi>
      </mrow>
      <msub>
        <mi>e</mi>
        <mi>p</mi>
      </msub>
      <mrow>
        <mrow>
          <mo fence="true" stretchy="false">[</mo>
          <mrow>
            <mrow>
              <mi>k</mi>
              <mo stretchy="false">+</mo>
              <mn>1</mn>
            </mrow>
          </mrow>
          <mo fence="true" stretchy="false">]</mo>
        </mrow>
        <mo stretchy="false">+</mo>
        <msub>
          <mi>e</mi>
          <mi>v</mi>
        </msub>
      </mrow>
      <mrow>
        <mo fence="true" stretchy="false">[</mo>
        <mrow>
          <mrow>
            <mi>k</mi>
            <mo stretchy="false">+</mo>
            <mn>1</mn>
          </mrow>
        </mrow>
        <mo fence="true" stretchy="false">]</mo>
      </mrow>
    </mrow>
    <annotation encoding="StarMath 5.0">
%sigma[k+1] = K e_p[ k+1] +  e_v[ k+1]
</annotation>
  </semantics>
</math>
</file>

<file path=Object 54/content.xml><?xml version="1.0" encoding="utf-8"?>
<math xmlns="http://www.w3.org/1998/Math/MathML" display="block">
  <semantics>
    <mrow>
      <mi>σ</mi>
      <mrow>
        <mrow>
          <mo fence="true" stretchy="false">[</mo>
          <mrow>
            <mrow>
              <mi>k</mi>
              <mo stretchy="false">+</mo>
              <mn>1</mn>
            </mrow>
          </mrow>
          <mo fence="true" stretchy="false">]</mo>
        </mrow>
        <mo stretchy="false">=</mo>
        <mi>μ</mi>
      </mrow>
      <mi>σ</mi>
      <mrow>
        <mo fence="true" stretchy="false">[</mo>
        <mrow>
          <mi>k</mi>
        </mrow>
        <mo fence="true" stretchy="false">]</mo>
      </mrow>
    </mrow>
    <annotation encoding="StarMath 5.0">
%sigma[k+1] = %mu %sigma[k]
</annotation>
  </semantics>
</math>
</file>

<file path=Object 55/content.xml><?xml version="1.0" encoding="utf-8"?>
<math xmlns="http://www.w3.org/1998/Math/MathML" display="block">
  <semantics>
    <mtable>
      <mtr>
        <mtd>
          <mrow>
            <mi>σ</mi>
            <mrow>
              <mrow>
                <mo fence="true" stretchy="false">[</mo>
                <mrow>
                  <mrow>
                    <mi>k</mi>
                    <mo stretchy="false">+</mo>
                    <mn>1</mn>
                  </mrow>
                </mrow>
                <mo fence="true" stretchy="false">]</mo>
              </mrow>
              <mo stretchy="false">=</mo>
              <mi>μ</mi>
            </mrow>
            <mi>σ</mi>
            <mrow>
              <mo fence="true" stretchy="false">[</mo>
              <mrow>
                <mi>k</mi>
              </mrow>
              <mo fence="true" stretchy="false">]</mo>
            </mrow>
          </mrow>
        </mtd>
      </mtr>
      <mtr>
        <mtd>
          <mrow>
            <mi>K</mi>
            <msub>
              <mi>e</mi>
              <mi>p</mi>
            </msub>
            <mrow>
              <mrow>
                <mo fence="true" stretchy="false">[</mo>
                <mrow>
                  <mrow>
                    <mi>k</mi>
                    <mo stretchy="false">+</mo>
                    <mn>1</mn>
                  </mrow>
                </mrow>
                <mo fence="true" stretchy="false">]</mo>
              </mrow>
              <mo stretchy="false">+</mo>
              <msub>
                <mi>e</mi>
                <mi>v</mi>
              </msub>
            </mrow>
            <mrow>
              <mrow>
                <mo fence="true" stretchy="false">[</mo>
                <mrow>
                  <mrow>
                    <mi>k</mi>
                    <mo stretchy="false">+</mo>
                    <mn>1</mn>
                  </mrow>
                </mrow>
                <mo fence="true" stretchy="false">]</mo>
              </mrow>
              <mo stretchy="false">=</mo>
              <mi>μ</mi>
            </mrow>
            <mi>σ</mi>
            <mrow>
              <mo fence="true" stretchy="false">[</mo>
              <mrow>
                <mi>k</mi>
              </mrow>
              <mo fence="true" stretchy="false">]</mo>
            </mrow>
          </mrow>
        </mtd>
      </mtr>
      <mtr>
        <mtd>
          <mrow>
            <mi>K</mi>
            <mrow>
              <mrow>
                <mo fence="true" stretchy="false">(</mo>
                <mrow>
                  <mrow>
                    <msub>
                      <mi>e</mi>
                      <mi>p</mi>
                    </msub>
                    <mrow>
                      <mrow>
                        <mo fence="true" stretchy="false">[</mo>
                        <mrow>
                          <mi>k</mi>
                        </mrow>
                        <mo fence="true" stretchy="false">]</mo>
                      </mrow>
                      <mo stretchy="false">+</mo>
                      <mi>T</mi>
                    </mrow>
                    <msub>
                      <mi>e</mi>
                      <mi>v</mi>
                    </msub>
                    <mrow>
                      <mo fence="true" stretchy="false">[</mo>
                      <mrow>
                        <mi>k</mi>
                      </mrow>
                      <mo fence="true" stretchy="false">]</mo>
                    </mrow>
                  </mrow>
                </mrow>
                <mo fence="true" stretchy="false">)</mo>
              </mrow>
              <mo stretchy="false">+</mo>
              <msub>
                <mi>e</mi>
                <mi>v</mi>
              </msub>
            </mrow>
            <mrow>
              <mrow>
                <mo fence="true" stretchy="false">[</mo>
                <mrow>
                  <mrow>
                    <mi>k</mi>
                    <mo stretchy="false">+</mo>
                    <mn>1</mn>
                  </mrow>
                </mrow>
                <mo fence="true" stretchy="false">]</mo>
              </mrow>
              <mo stretchy="false">=</mo>
              <mi>μ</mi>
            </mrow>
            <mi>σ</mi>
            <mrow>
              <mo fence="true" stretchy="false">[</mo>
              <mrow>
                <mi>k</mi>
              </mrow>
              <mo fence="true" stretchy="false">]</mo>
            </mrow>
          </mrow>
        </mtd>
      </mtr>
    </mtable>
    <annotation encoding="StarMath 5.0">
%sigma[k+1] = %mu %sigma[k] 

newline

 K e_p[ k+1] +  e_v[ k+1] = %mu %sigma[k] 

newline

 K ( e_p[ k] + T e_v[ k]  ) +  e_v[ k+1]= %mu %sigma[k] 

</annotation>
  </semantics>
</math>
</file>

<file path=Object 56/content.xml><?xml version="1.0" encoding="utf-8"?>
<math xmlns="http://www.w3.org/1998/Math/MathML" display="block">
  <semantics>
    <mtable>
      <mtr>
        <mtd>
          <mrow>
            <msub>
              <mi>e</mi>
              <mi>v</mi>
            </msub>
            <mrow>
              <mrow>
                <mo fence="true" stretchy="false">[</mo>
                <mrow>
                  <mrow>
                    <mi>k</mi>
                    <mo stretchy="false">+</mo>
                    <mn>1</mn>
                  </mrow>
                </mrow>
                <mo fence="true" stretchy="false">]</mo>
              </mrow>
              <mo stretchy="false">=</mo>
              <mi>v</mi>
            </mrow>
            <mrow>
              <mrow>
                <mo fence="true" stretchy="false">[</mo>
                <mrow>
                  <mrow>
                    <mi>k</mi>
                    <mo stretchy="false">+</mo>
                    <mn>1</mn>
                  </mrow>
                </mrow>
                <mo fence="true" stretchy="false">]</mo>
              </mrow>
              <mo stretchy="false">−</mo>
              <msub>
                <mi>v</mi>
                <mi mathvariant="italic">ref</mi>
              </msub>
            </mrow>
            <mrow>
              <mo fence="true" stretchy="false">[</mo>
              <mrow>
                <mrow>
                  <mi>k</mi>
                  <mo stretchy="false">+</mo>
                  <mn>1</mn>
                </mrow>
              </mrow>
              <mo fence="true" stretchy="false">]</mo>
            </mrow>
          </mrow>
        </mtd>
      </mtr>
      <mtr>
        <mtd>
          <mrow>
            <msub>
              <mi>e</mi>
              <mi>v</mi>
            </msub>
            <mrow>
              <mrow>
                <mo fence="true" stretchy="false">[</mo>
                <mrow>
                  <mrow>
                    <mi>k</mi>
                    <mo stretchy="false">+</mo>
                    <mn>1</mn>
                  </mrow>
                </mrow>
                <mo fence="true" stretchy="false">]</mo>
              </mrow>
              <mo stretchy="false">=</mo>
              <mi>v</mi>
            </mrow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i>T</mi>
            </mrow>
            <mi>u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−</mo>
              <msub>
                <mi>v</mi>
                <mi mathvariant="italic">ref</mi>
              </msub>
            </mrow>
            <mrow>
              <mo fence="true" stretchy="false">[</mo>
              <mrow>
                <mi>k</mi>
              </mrow>
              <mo fence="true" stretchy="false">]</mo>
            </mrow>
          </mrow>
        </mtd>
      </mtr>
      <mtr>
        <mtd>
          <mrow>
            <msub>
              <mi>e</mi>
              <mi>v</mi>
            </msub>
            <mrow>
              <mrow>
                <mo fence="true" stretchy="false">[</mo>
                <mrow>
                  <mrow>
                    <mi>k</mi>
                    <mo stretchy="false">+</mo>
                    <mn>1</mn>
                  </mrow>
                </mrow>
                <mo fence="true" stretchy="false">]</mo>
              </mrow>
              <mo stretchy="false">=</mo>
              <msub>
                <mi>e</mi>
                <mi>v</mi>
              </msub>
            </mrow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i>T</mi>
            </mrow>
            <mi>u</mi>
            <mrow>
              <mo fence="true" stretchy="false">[</mo>
              <mrow>
                <mi>k</mi>
              </mrow>
              <mo fence="true" stretchy="false">]</mo>
            </mrow>
          </mrow>
        </mtd>
      </mtr>
    </mtable>
    <annotation encoding="StarMath 5.0">e_v[ k+1] = v[k+1 ] - v_ref[ k+1 ] newline
e_v[ k+1] = v[ k ] + T u[ k ]- v_ref[ k ] newline
e_v[ k+1] = e_v[ k ] + T u[ k ]
</annotation>
  </semantics>
</math>
</file>

<file path=Object 57/content.xml><?xml version="1.0" encoding="utf-8"?>
<math xmlns="http://www.w3.org/1998/Math/MathML" display="block">
  <semantics>
    <mrow>
      <mi>K</mi>
      <msub>
        <mi>e</mi>
        <mi>p</mi>
      </msub>
      <mrow>
        <mrow>
          <mo fence="true" stretchy="false">[</mo>
          <mrow>
            <mi>k</mi>
          </mrow>
          <mo fence="true" stretchy="false">]</mo>
        </mrow>
        <mo stretchy="false">+</mo>
        <msub>
          <mi>e</mi>
          <mi>v</mi>
        </msub>
      </mrow>
      <mrow>
        <mrow>
          <mo fence="true" stretchy="false">[</mo>
          <mrow>
            <mi>k</mi>
          </mrow>
          <mo fence="true" stretchy="false">]</mo>
        </mrow>
        <mo stretchy="false">=</mo>
        <mn>0</mn>
      </mrow>
    </mrow>
    <annotation encoding="StarMath 5.0">
K e_p[k] + e_v[k] = 0

</annotation>
  </semantics>
</math>
</file>

<file path=Object 58/content.xml><?xml version="1.0" encoding="utf-8"?>
<math xmlns="http://www.w3.org/1998/Math/MathML" display="block">
  <semantics>
    <mrow>
      <msub>
        <mi>e</mi>
        <mi>v</mi>
      </msub>
      <mrow>
        <mrow>
          <mo fence="true" stretchy="false">[</mo>
          <mrow>
            <mi>k</mi>
          </mrow>
          <mo fence="true" stretchy="false">]</mo>
        </mrow>
        <mo stretchy="false">=</mo>
        <mrow>
          <mo stretchy="false">−</mo>
          <mi>K</mi>
        </mrow>
      </mrow>
      <msub>
        <mi>e</mi>
        <mi>p</mi>
      </msub>
      <mrow>
        <mo fence="true" stretchy="false">[</mo>
        <mrow>
          <mi>k</mi>
        </mrow>
        <mo fence="true" stretchy="false">]</mo>
      </mrow>
    </mrow>
    <annotation encoding="StarMath 5.0">
 
  e_v[k] = -K e_p[k]

</annotation>
  </semantics>
</math>
</file>

<file path=Object 59/content.xml><?xml version="1.0" encoding="utf-8"?>
<math xmlns="http://www.w3.org/1998/Math/MathML" display="block">
  <semantics>
    <mtable>
      <mtr>
        <mtd>
          <mrow>
            <mi>K</mi>
            <mrow>
              <mrow>
                <mo fence="true" stretchy="false">(</mo>
                <mrow>
                  <mrow>
                    <msub>
                      <mi>e</mi>
                      <mi>p</mi>
                    </msub>
                    <mrow>
                      <mrow>
                        <mo fence="true" stretchy="false">[</mo>
                        <mrow>
                          <mi>k</mi>
                        </mrow>
                        <mo fence="true" stretchy="false">]</mo>
                      </mrow>
                      <mo stretchy="false">−</mo>
                      <msub>
                        <mi mathvariant="italic">TKe</mi>
                        <mi>p</mi>
                      </msub>
                    </mrow>
                    <mrow>
                      <mo fence="true" stretchy="false">[</mo>
                      <mrow>
                        <mi>k</mi>
                      </mrow>
                      <mo fence="true" stretchy="false">]</mo>
                    </mrow>
                  </mrow>
                </mrow>
                <mo fence="true" stretchy="false">)</mo>
              </mrow>
              <mo stretchy="false">−</mo>
              <mi>K</mi>
            </mrow>
            <msub>
              <mi>e</mi>
              <mi>p</mi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i>T</mi>
            </mrow>
            <mrow>
              <mi>U</mi>
              <mo stretchy="false">=</mo>
              <mn>0</mn>
            </mrow>
          </mrow>
        </mtd>
      </mtr>
      <mtr>
        <mtd>
          <mrow>
            <mrow>
              <mo fence="true" stretchy="false">(</mo>
              <mrow>
                <mrow>
                  <mi>K</mi>
                  <mo stretchy="false">−</mo>
                  <msup>
                    <mi mathvariant="italic">TK</mi>
                    <mn>2</mn>
                  </msup>
                </mrow>
              </mrow>
              <mo fence="true" stretchy="false">)</mo>
            </mrow>
            <msub>
              <mi>e</mi>
              <mi>p</mi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−</mo>
              <mi>K</mi>
            </mrow>
            <msub>
              <mi>e</mi>
              <mi>p</mi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i>T</mi>
            </mrow>
            <mrow>
              <mi>U</mi>
              <mo stretchy="false">=</mo>
              <mn>0</mn>
            </mrow>
          </mrow>
        </mtd>
      </mtr>
      <mtr>
        <mtd>
          <mrow>
            <mrow>
              <mo stretchy="false">−</mo>
              <msup>
                <mi>K</mi>
                <mn>2</mn>
              </msup>
            </mrow>
            <msub>
              <mi>e</mi>
              <mi>p</mi>
            </msub>
            <mrow>
              <mrow>
                <mrow>
                  <mo fence="true" stretchy="false">[</mo>
                  <mrow>
                    <mi>k</mi>
                  </mrow>
                  <mo fence="true" stretchy="false">]</mo>
                </mrow>
                <mo stretchy="false">+</mo>
                <mi>U</mi>
              </mrow>
              <mo stretchy="false">=</mo>
              <mn>0</mn>
            </mrow>
          </mrow>
        </mtd>
      </mtr>
    </mtable>
    <annotation encoding="StarMath 5.0">
 K ( e_p[ k] - TKe_p[k] ) -K e_p[k] + T U = 0 newline
 
  ( K - TK^2  )e_p[ k] -K e_p[k] + T U = 0 newline

       - K^2   e_p[ k] +  U = 0 
</annotation>
  </semantics>
</math>
</file>

<file path=Object 6/content.xml><?xml version="1.0" encoding="utf-8"?>
<math xmlns="http://www.w3.org/1998/Math/MathML" display="block">
  <semantics>
    <msub>
      <mi>u</mi>
      <mi>v</mi>
    </msub>
    <annotation encoding="StarMath 5.0">u_v</annotation>
  </semantics>
</math>
</file>

<file path=Object 60/content.xml><?xml version="1.0" encoding="utf-8"?>
<math xmlns="http://www.w3.org/1998/Math/MathML" display="block">
  <semantics>
    <mrow>
      <mrow>
        <mi>U</mi>
        <mo stretchy="false">−</mo>
        <msup>
          <mi>K</mi>
          <mn>2</mn>
        </msup>
      </mrow>
      <mn>2</mn>
      <mi>x</mi>
      <mrow>
        <mn>0</mn>
        <mo stretchy="false">=</mo>
        <mn>0</mn>
      </mrow>
    </mrow>
    <annotation encoding="StarMath 5.0">U - K^2 2  x0 =0 </annotation>
  </semantics>
</math>
</file>

<file path=Object 61/content.xml><?xml version="1.0" encoding="utf-8"?>
<math xmlns="http://www.w3.org/1998/Math/MathML" display="block">
  <semantics>
    <mrow>
      <mrow>
        <msub>
          <mi>e</mi>
          <mi>p</mi>
        </msub>
        <mo stretchy="false">=</mo>
        <mn>2</mn>
      </mrow>
      <msub>
        <mi>x</mi>
        <mn>0</mn>
      </msub>
    </mrow>
    <annotation encoding="StarMath 5.0">e_p = 2 x_0
</annotation>
  </semantics>
</math>
</file>

<file path=Object 63/content.xml><?xml version="1.0" encoding="utf-8"?>
<math xmlns="http://www.w3.org/1998/Math/MathML" display="block">
  <semantics>
    <mtable>
      <mtr>
        <mtd>
          <mrow>
            <mi>K</mi>
            <mrow>
              <mrow>
                <mo fence="true" stretchy="false">(</mo>
                <mrow>
                  <mrow>
                    <msub>
                      <mi>e</mi>
                      <mi>p</mi>
                    </msub>
                    <mrow>
                      <mrow>
                        <mo fence="true" stretchy="false">[</mo>
                        <mrow>
                          <mi>k</mi>
                        </mrow>
                        <mo fence="true" stretchy="false">]</mo>
                      </mrow>
                      <mo stretchy="false">+</mo>
                      <mi>T</mi>
                    </mrow>
                    <msub>
                      <mi>e</mi>
                      <mi>v</mi>
                    </msub>
                    <mrow>
                      <mo fence="true" stretchy="false">[</mo>
                      <mrow>
                        <mi>k</mi>
                      </mrow>
                      <mo fence="true" stretchy="false">]</mo>
                    </mrow>
                  </mrow>
                </mrow>
                <mo fence="true" stretchy="false">)</mo>
              </mrow>
              <mo stretchy="false">+</mo>
              <msub>
                <mi>e</mi>
                <mi>v</mi>
              </msub>
            </mrow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i>T</mi>
            </mrow>
            <mi>u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i>μ</mi>
            </mrow>
            <mi>σ</mi>
            <mrow>
              <mo fence="true" stretchy="false">[</mo>
              <mrow>
                <mi>k</mi>
              </mrow>
              <mo fence="true" stretchy="false">]</mo>
            </mrow>
          </mrow>
        </mtd>
      </mtr>
      <mtr>
        <mtd>
          <mrow>
            <msub>
              <mi mathvariant="italic">Ke</mi>
              <mi>p</mi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i mathvariant="italic">KT</mi>
            </mrow>
            <msub>
              <mi>e</mi>
              <mi>v</mi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sub>
                <mi>e</mi>
                <mi>v</mi>
              </msub>
            </mrow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i>T</mi>
            </mrow>
            <mi>u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i>μ</mi>
            </mrow>
            <mi>σ</mi>
            <mrow>
              <mo fence="true" stretchy="false">[</mo>
              <mrow>
                <mi>k</mi>
              </mrow>
              <mo fence="true" stretchy="false">]</mo>
            </mrow>
          </mrow>
        </mtd>
      </mtr>
      <mtr>
        <mtd>
          <mrow>
            <msub>
              <mi mathvariant="italic">Ke</mi>
              <mi>p</mi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row>
                <mo fence="true" stretchy="false">(</mo>
                <mrow>
                  <mrow>
                    <mi mathvariant="italic">KT</mi>
                    <mo stretchy="false">+</mo>
                    <mn>1</mn>
                  </mrow>
                </mrow>
                <mo fence="true" stretchy="false">)</mo>
              </mrow>
            </mrow>
            <msub>
              <mi>e</mi>
              <mi>v</mi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+</mo>
              <mi>T</mi>
            </mrow>
            <mi>u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i>μ</mi>
            </mrow>
            <mi>σ</mi>
            <mrow>
              <mo fence="true" stretchy="false">[</mo>
              <mrow>
                <mi>k</mi>
              </mrow>
              <mo fence="true" stretchy="false">]</mo>
            </mrow>
          </mrow>
        </mtd>
      </mtr>
      <mtr>
        <mtd>
          <mrow>
            <mi>T</mi>
            <mi>u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i>μ</mi>
            </mrow>
            <mi>σ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−</mo>
              <msub>
                <mi mathvariant="italic">Ke</mi>
                <mi>p</mi>
              </msub>
            </mrow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−</mo>
              <mrow>
                <mo fence="true" stretchy="false">(</mo>
                <mrow>
                  <mrow>
                    <mi mathvariant="italic">KT</mi>
                    <mo stretchy="false">+</mo>
                    <mn>1</mn>
                  </mrow>
                </mrow>
                <mo fence="true" stretchy="false">)</mo>
              </mrow>
            </mrow>
            <msub>
              <mi>e</mi>
              <mi>v</mi>
            </msub>
            <mrow>
              <mo fence="true" stretchy="false">[</mo>
              <mrow>
                <mi>k</mi>
              </mrow>
              <mo fence="true" stretchy="false">]</mo>
            </mrow>
          </mrow>
        </mtd>
      </mtr>
    </mtable>
    <annotation encoding="StarMath 5.0">
 K ( e_p[ k] + T e_v[ k]  ) +  e_v[ k ] + T u[ k ] = %mu %sigma[k] newline

   Ke_p[ k] + KT e_v[ k]   +  e_v[ k ] + T u[ k ] = %mu %sigma[k] newline
   Ke_p[ k] + (KT + 1)  e_v[ k]   + T u[ k ] = %mu %sigma[k] newline

T u[ k ] = %mu %sigma[k] - Ke_p[ k] - (KT + 1)  e_v[ k] </annotation>
  </semantics>
</math>
</file>

<file path=Object 7/content.xml><?xml version="1.0" encoding="utf-8"?>
<math xmlns="http://www.w3.org/1998/Math/MathML" display="block">
  <semantics>
    <msub>
      <mi>u</mi>
      <mi>w</mi>
    </msub>
    <annotation encoding="StarMath 5.0">u_w
</annotation>
  </semantics>
</math>
</file>

<file path=Object 8/content.xml><?xml version="1.0" encoding="utf-8"?>
<math xmlns="http://www.w3.org/1998/Math/MathML" display="block">
  <semantics>
    <msub>
      <mi>u</mi>
      <mi>r</mi>
    </msub>
    <annotation encoding="StarMath 5.0">u_r</annotation>
  </semantics>
</math>
</file>

<file path=Object 9/content.xml><?xml version="1.0" encoding="utf-8"?>
<math xmlns="http://www.w3.org/1998/Math/MathML" display="block">
  <semantics>
    <mtable>
      <mtr>
        <mtd>
          <mrow>
            <msup>
              <mi>z</mi>
              <mrow>
                <mo fence="true" stretchy="false">(</mo>
                <mrow>
                  <mn>1</mn>
                </mrow>
                <mo fence="true" stretchy="false">)</mo>
              </mrow>
            </msup>
            <mo stretchy="false">=</mo>
            <mi>w</mi>
          </mrow>
        </mtd>
      </mtr>
      <mtr>
        <mtd>
          <mrow>
            <msup>
              <mi>w</mi>
              <mrow>
                <mo fence="true" stretchy="false">(</mo>
                <mrow>
                  <mn>1</mn>
                </mrow>
                <mo fence="true" stretchy="false">)</mo>
              </mrow>
            </msup>
            <mo stretchy="false">=</mo>
            <msub>
              <mi>u</mi>
              <mi>w</mi>
            </msub>
          </mrow>
        </mtd>
      </mtr>
    </mtable>
    <annotation encoding="StarMath 5.0">z^( 1 ) = w newline

w^( 1 ) = u_w </annotation>
  </semantics>
</math>
</file>